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86mm"/>
    </style:style>
    <style:style style:name="co2" style:family="table-column">
      <style:table-column-properties fo:break-before="auto" style:column-width="88.78mm"/>
    </style:style>
    <style:style style:name="co3" style:family="table-column">
      <style:table-column-properties fo:break-before="auto" style:column-width="117.37mm"/>
    </style:style>
    <style:style style:name="co4" style:family="table-column">
      <style:table-column-properties fo:break-before="auto" style:column-width="76.7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0.06mm" fo:break-before="auto" style:use-optimal-row-height="true"/>
    </style:style>
    <style:style style:name="ro3" style:family="table-row">
      <style:table-row-properties style:row-height="40.22mm" fo:break-before="auto" style:use-optimal-row-height="true"/>
    </style:style>
    <style:style style:name="ro4" style:family="table-row">
      <style:table-row-properties style:row-height="56.09mm" fo:break-before="auto" style:use-optimal-row-height="true"/>
    </style:style>
    <style:style style:name="ro5" style:family="table-row">
      <style:table-row-properties style:row-height="32.28mm" fo:break-before="auto" style:use-optimal-row-height="true"/>
    </style:style>
    <style:style style:name="ro6" style:family="table-row">
      <style:table-row-properties style:row-height="44.19mm" fo:break-before="auto" style:use-optimal-row-height="true"/>
    </style:style>
    <style:style style:name="ro7" style:family="table-row">
      <style:table-row-properties style:row-height="48.15mm" fo:break-before="auto" style:use-optimal-row-height="true"/>
    </style:style>
    <style:style style:name="ro8" style:family="table-row">
      <style:table-row-properties style:row-height="242.62mm" fo:break-before="auto" style:use-optimal-row-height="true"/>
    </style:style>
    <style:style style:name="ro9" style:family="table-row">
      <style:table-row-properties style:row-height="64.03mm" fo:break-before="auto" style:use-optimal-row-height="true"/>
    </style:style>
    <style:style style:name="ro10" style:family="table-row">
      <style:table-row-properties style:row-height="83.87mm" fo:break-before="auto" style:use-optimal-row-height="true"/>
    </style:style>
    <style:style style:name="ro11" style:family="table-row">
      <style:table-row-properties style:row-height="52.12mm" fo:break-before="auto" style:use-optimal-row-height="true"/>
    </style:style>
    <style:style style:name="ro12" style:family="table-row">
      <style:table-row-properties style:row-height="28.3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fo:margin-left="0mm"/>
    </style:style>
    <style:style style:name="ce3" style:family="table-cell" style:parent-style-name="Default">
      <style:table-cell-properties style:text-align-source="fix" style:repeat-content="false" style:vertical-align="middle"/>
      <style:paragraph-properties fo:text-align="center" fo:margin-left="0mm"/>
    </style:style>
    <style:style style:name="ce4" style:family="table-cell" style:parent-style-name="Default">
      <style:table-cell-properties style:text-align-source="fix" style:repeat-content="false" fo:border="0.06pt solid #000000" style:vertical-align="middle"/>
      <style:paragraph-properties fo:text-align="justify" fo:margin-left="0mm"/>
    </style:style>
    <style:style style:name="ce5" style:family="table-cell" style:parent-style-name="Default">
      <style:table-cell-properties style:text-align-source="fix" style:repeat-content="false"/>
      <style:paragraph-properties fo:text-align="justify" fo:margin-left="0mm"/>
    </style:style>
    <style:style style:name="ce6" style:family="table-cell" style:parent-style-name="Default">
      <style:table-cell-properties style:text-align-source="value-type" style:repeat-content="false" fo:border="0.06pt solid #000000" style:vertical-align="middle"/>
      <style:paragraph-properties fo:margin-left="0mm"/>
    </style:style>
    <style:style style:name="ce7" style:family="table-cell" style:parent-style-name="Default">
      <style:table-cell-properties style:text-align-source="value-type" style:repeat-content="false"/>
      <style:paragraph-properties fo:margin-left="0mm"/>
    </style:style>
  </office:automatic-styles>
  <office:body>
    <office:spreadsheet>
      <table:calculation-settings table:automatic-find-labels="false" table:use-regular-expressions="false" table:use-wildcards="true"/>
      <table:table table:name="a" table:style-name="ta1">
        <table:table-column table:style-name="co1" table:default-cell-style-name="ce3"/>
        <table:table-column table:style-name="co2" table:number-columns-repeated="2" table:default-cell-style-name="ce5"/>
        <table:table-column table:style-name="co3" table:default-cell-style-name="ce7"/>
        <table:table-column table:style-name="co2" table:default-cell-style-name="ce5"/>
        <table:table-column table:style-name="co4" table:default-cell-style-name="ce5"/>
        <table:table-row table:style-name="ro1">
          <table:table-cell table:style-name="ce1" office:value-type="string" calcext:value-type="string">
            <text:p>S. No</text:p>
          </table:table-cell>
          <table:table-cell table:style-name="ce1" office:value-type="string" calcext:value-type="string">
            <text:p>Company</text:p>
          </table:table-cell>
          <table:table-cell table:style-name="ce1" office:value-type="string" calcext:value-type="string">
            <text:p>link</text:p>
          </table:table-cell>
          <table:table-cell table:style-name="ce1" office:value-type="string" calcext:value-type="string">
            <text:p>About Prod</text:p>
          </table:table-cell>
          <table:table-cell table:style-name="ce1" office:value-type="string" calcext:value-type="string">
            <text:p>Prod link</text:p>
          </table:table-cell>
          <table:table-cell table:style-name="ce1" office:value-type="string" calcext:value-type="string">
            <text:p>Busines Overview</text:p>
          </table:table-cell>
        </table:table-row>
        <table:table-row table:style-name="ro2">
          <table:table-cell table:style-name="ce2" office:value-type="float" office:value="1" calcext:value-type="float">
            <text:p>1</text:p>
          </table:table-cell>
          <table:table-cell table:style-name="ce4" office:value-type="string" calcext:value-type="string">
            <text:p>Abbott</text:p>
          </table:table-cell>
          <table:table-cell table:style-name="ce4" office:value-type="string" calcext:value-type="string">
            <text:p>https://nutrition.org/business-directory/abbott/</text:p>
          </table:table-cell>
          <table:table-cell table:style-name="ce6" office:value-type="string" calcext:value-type="string">
            <text:p/>
            <text:p>About</text:p>
            <text:p>Abbott’s nutrition business is a division of Abbott, the global healthcare company. Every day, our team of passionate scientists and experts works hard to discover and develop nutrition products that better life for people of all ages. As a leader in nutrition science, research and development, our goal is to deliver nutrition products and education that meet the changing needs of families across the world.</text:p>
            <text:p>Interested in building collaborations within these functional areas:</text:p>
            <text:p>Clinical Nutrition, Protein, Medical Nutrition, Sarcopenia</text:p>
            <text:p>Support &amp; Funding Opportunities:</text:p>
            <text:p>Abbott offers test materials for research studies. We also welcome proposals for investigator sponsored studies.</text:p>
            <text:p>Career Support:</text:p>
            <text:p>Links to open positions are available through the Abbott website. We also offer industry career path support, education on industry business aspects, education on transitioning from academia to industry.</text:p>
            <text:p/>
            <text:p>Regulatory Insights and Expertise:</text:p>
            <text:p>Regulatory expertise for US and international</text:p>
            <text:p>Upcoming Events:</text:p>
            <text:p>Check back for Abbott’s sponsored satellite programs, webinars, roundtables, etc.</text:p>
            <text:p/>
          </table:table-cell>
          <table:table-cell table:style-name="ce4" office:value-type="string" calcext:value-type="string">
            <text:p>https://abbottnutrition.com/</text:p>
          </table:table-cell>
          <table:table-cell table:style-name="ce4" office:value-type="string" calcext:value-type="string">
            <text:p/>
            <text:p>Business OverviewMarket Segment: Clinical Nutrition, Consumer Product Goods, Food Companies, Medical FoodsEmail: anne.agler@abbott.comInterested in Collaborating With: Dietitians, Industry, Nutrition Scientists, Nutrition Students, Physicians, Policy MakersContact: Anne Agler, MS, PhD</text:p>
            <text:p>Director of Adult &amp; LatAm Nutrition Science and Innovation </text:p>
          </table:table-cell>
        </table:table-row>
        <table:table-row table:style-name="ro3">
          <table:table-cell table:style-name="ce2" table:formula="of:=[.A2]+1" office:value-type="float" office:value="2" calcext:value-type="float">
            <text:p>2</text:p>
          </table:table-cell>
          <table:table-cell table:style-name="ce4" office:value-type="string" calcext:value-type="string">
            <text:p>Ajinomoto Health &amp; Nutrition North America, Inc.</text:p>
          </table:table-cell>
          <table:table-cell table:style-name="ce4" office:value-type="string" calcext:value-type="string">
            <text:p>https://nutrition.org/business-directory/ajinomoto-health-nutrition-north-america-inc/</text:p>
          </table:table-cell>
          <table:table-cell table:style-name="ce6" office:value-type="string" calcext:value-type="string">
            <text:p/>
            <text:p>About</text:p>
            <text:p>The Ajinomoto Group is a global food company with a mission to contribute to the well-being of people around the world through delicious and healthy foods, and to better lives for the future.</text:p>
            <text:p>Interested in building collaborations within these functional areas:</text:p>
            <text:p>Amino acids/protein, sustainability, sodium</text:p>
            <text:p>Support &amp; Funding Opportunities:</text:p>
            <text:p>Ajinomoto provides product for research studies.</text:p>
            <text:p>Career Support:</text:p>
            <text:p>Ajinomoto offers nutrition internships and welcomes the opportunity to serve as a mentor for students’ interest in industry.</text:p>
            <text:p/>
          </table:table-cell>
          <table:table-cell table:style-name="ce4" office:value-type="string" calcext:value-type="string">
            <text:p>https://www.ajinomoto.com/nutrition</text:p>
          </table:table-cell>
          <table:table-cell table:style-name="ce4" office:value-type="string" calcext:value-type="string">
            <text:p/>
            <text:p>Business OverviewMarket Segment: Food Companies, Ingredient Manufacturers, Medical FoodsEmail: publicrelations@ajiusa.comInterested in Collaborating With: Dietitians, Industry, Nutrition ScientistsContact: Tia M. Rains, PhD</text:p>
            <text:p>VP, Customer Engagement &amp; Strategic Development </text:p>
          </table:table-cell>
        </table:table-row>
        <table:table-row table:style-name="ro4">
          <table:table-cell table:style-name="ce2" table:formula="of:=[.A3]+1" office:value-type="float" office:value="3" calcext:value-type="float">
            <text:p>3</text:p>
          </table:table-cell>
          <table:table-cell table:style-name="ce4" office:value-type="string" calcext:value-type="string">
            <text:p>Almond Board of California</text:p>
          </table:table-cell>
          <table:table-cell table:style-name="ce4" office:value-type="string" calcext:value-type="string">
            <text:p>https://nutrition.org/business-directory/almond-board-of-california/</text:p>
          </table:table-cell>
          <table:table-cell table:style-name="ce6" office:value-type="string" calcext:value-type="string">
            <text:p/>
            <text:p>About</text:p>
            <text:p>The Almond Board of California (ABC) is dedicated to promoting California almonds to a domestic and international audience both through marketing efforts and by funding and promoting studies about almonds' health benefits, as well as ensuring sustainable agricultural practices and food safety. The Almond Board of California partners with universities and labs to produce invaluable data about California almonds.</text:p>
            <text:p>Interested in building collaborations within these functional areas:</text:p>
            <text:p>Clinical Nutrition, Cardio-metabolic Health, Dietary Guidelines, Sustainability, Food Science</text:p>
            <text:p>Support &amp; Funding Opportunities:</text:p>
            <text:p>Almond Board of California (ABC) provides almonds for research studies. ABC Nutrition Research Program disseminates requests for proposals and will use this ASN platform to share future opportunities with ASN members.</text:p>
            <text:p>Career Support:</text:p>
            <text:p>ABC supports internship opportunities.</text:p>
            <text:p>Sustainability Support and Expertise:</text:p>
            <text:p>The California Almond Sustainability Program (CASP), led by the Almond Board of California, uses grower-submitted production information to demonstrate the sustainability of our industry to stakeholders, including buyers, regulators and consumers, and helps growers find ways to improve efficiencies.</text:p>
            <text:p>Upcoming Events:</text:p>
            <text:p>ABC plans on starting Nutrition webinars towards the second half of 2022, that will provide CEUs for dietitians.</text:p>
            <text:p/>
          </table:table-cell>
          <table:table-cell table:style-name="ce4" office:value-type="string" calcext:value-type="string">
            <text:p>https://www.almonds.com/why-almonds/health-and-nutrition</text:p>
          </table:table-cell>
          <table:table-cell table:style-name="ce4" office:value-type="string" calcext:value-type="string">
            <text:p/>
            <text:p>Business OverviewMarket Segment: Commodity BoardEmail: skalgaonkar@almondboard.comInterested in Collaborating With: Policy MakersContact: Swati Kalgaonkar, PhD</text:p>
            <text:p>Associate Director, Nutrition Research Program </text:p>
          </table:table-cell>
        </table:table-row>
        <table:table-row table:style-name="ro4">
          <table:table-cell table:style-name="ce2" table:formula="of:=[.A4]+1" office:value-type="float" office:value="4" calcext:value-type="float">
            <text:p>4</text:p>
          </table:table-cell>
          <table:table-cell table:style-name="ce4" office:value-type="string" calcext:value-type="string">
            <text:p>American Egg Board’s Egg Nutrition Center</text:p>
          </table:table-cell>
          <table:table-cell table:style-name="ce4" office:value-type="string" calcext:value-type="string">
            <text:p>https://nutrition.org/business-directory/american-egg-boards-egg-nutrition-center/</text:p>
          </table:table-cell>
          <table:table-cell table:style-name="ce6" office:value-type="string" calcext:value-type="string">
            <text:p/>
            <text:p>About</text:p>
            <text:p>The Egg Nutrition Center (ENC) is the science and nutrition education division of the American Egg Board (AEB).  ENC is dedicated to providing balanced, accurate information on the complex issues surrounding eggs, nutrition, and health.  The AEB is 100 percent farmer-funded, and those funds directly support research, education, and promotion.</text:p>
            <text:p>Interested in building collaborations within these functional areas:</text:p>
            <text:p>Nutrients/dietary components of eggs; Maternal and early life nutrition; Healthy aging and cognition; Cardiovascular and metabolic health; Sustainability</text:p>
            <text:p>Support &amp; Funding Opportunities:</text:p>
            <text:p>Click here to learn more about current ENC research grants.</text:p>
            <text:p>Career Support:</text:p>
            <text:p>ENC is willing to do informational interviews about career opportunities. Internships are also available.</text:p>
            <text:p>Sustainability Support and Expertise:</text:p>
            <text:p>U.S. Egg Production</text:p>
            <text:p>Regulatory Insights and Expertise:</text:p>
            <text:p>Egg-related labeling and public comments</text:p>
            <text:p/>
          </table:table-cell>
          <table:table-cell table:style-name="ce4" office:value-type="string" calcext:value-type="string">
            <text:p>https://www.incredibleegg.org/nutrition/research-and-grants</text:p>
          </table:table-cell>
          <table:table-cell table:style-name="ce4" office:value-type="string" calcext:value-type="string">
            <text:p/>
            <text:p>Business OverviewMarket Segment: Commodity BoardEmail: research@eggnutritioncenter.orgInterested in Collaborating With: Dietitians, Industry, Nutrition Scientists, PhysiciansContact: Mickey Rubin, PhD</text:p>
            <text:p>Executive Director </text:p>
          </table:table-cell>
        </table:table-row>
        <table:table-row table:style-name="ro5">
          <table:table-cell table:style-name="ce2" table:formula="of:=[.A5]+1" office:value-type="float" office:value="5" calcext:value-type="float">
            <text:p>5</text:p>
          </table:table-cell>
          <table:table-cell table:style-name="ce4" office:value-type="string" calcext:value-type="string">
            <text:p>Avocado Nutrition Center</text:p>
          </table:table-cell>
          <table:table-cell table:style-name="ce4" office:value-type="string" calcext:value-type="string">
            <text:p>https://nutrition.org/business-directory/avocado-nutrition-center/</text:p>
          </table:table-cell>
          <table:table-cell table:style-name="ce6" office:value-type="string" calcext:value-type="string">
            <text:p/>
            <text:p>About</text:p>
            <text:p>The ANC supports research to understand thr health benefits of consuming whole fresh Hass avocados.</text:p>
            <text:p>Interested in building collaborations within these functional areas:</text:p>
            <text:p>Unsaturated fat, fiber, clinical nutrition</text:p>
            <text:p/>
          </table:table-cell>
          <table:table-cell table:style-name="ce4" office:value-type="string" calcext:value-type="string">
            <text:p>http://Www.avocadonutritioncenter.com</text:p>
          </table:table-cell>
          <table:table-cell table:style-name="ce4" office:value-type="string" calcext:value-type="string">
            <text:p/>
            <text:p>Business OverviewMarket Segment: Commodity BoardEmail: Ella@hassavocadoboard.comInterested in Collaborating With: Nutrition Scientists, Nutrition Students, Physicians, Policy MakersContact: Nikki Ford, PhD</text:p>
            <text:p>Senior Director of Nutrition </text:p>
          </table:table-cell>
        </table:table-row>
        <table:table-row table:style-name="ro6">
          <table:table-cell table:style-name="ce2" table:formula="of:=[.A6]+1" office:value-type="float" office:value="6" calcext:value-type="float">
            <text:p>6</text:p>
          </table:table-cell>
          <table:table-cell table:style-name="ce4" office:value-type="string" calcext:value-type="string">
            <text:p>Balchem Corporation</text:p>
          </table:table-cell>
          <table:table-cell table:style-name="ce4" office:value-type="string" calcext:value-type="string">
            <text:p>https://nutrition.org/business-directory/balchem-corporation/</text:p>
          </table:table-cell>
          <table:table-cell table:style-name="ce6" office:value-type="string" calcext:value-type="string">
            <text:p/>
            <text:p>About</text:p>
            <text:p/>
            <text:p>At Balchem, we’re committed to finding innovative solutions to some of the most complex problems facing the nutrition, health, and food markets. Balchem specializes in delivering essential nutrients such as chelated minerals and choline, and has a robust portfolio of solutions designed to improve to improving the sensory experience of foods, beverages, and dietary supplement products.</text:p>
            <text:p/>
            <text:p/>
            <text:p>Interested in building collaborations within these functional areas:Dietary Supplements, Foods &amp; Beverages, One-Carbon Metabolism, Prenatal Nutrition, Mineral Nutrition</text:p>
            <text:p/>
            <text:p/>
            <text:p/>
            <text:p/>
          </table:table-cell>
          <table:table-cell table:style-name="ce4" office:value-type="string" calcext:value-type="string">
            <text:p>https://balchem.com/human-nutrition-health/</text:p>
          </table:table-cell>
          <table:table-cell table:style-name="ce4" office:value-type="string" calcext:value-type="string">
            <text:p/>
            <text:p>Business OverviewEmail: eciappio@balchem.comInterested in Collaborating With: Dietitians, Industry, Nutrition Scientists, Nutrition Students, Physicians, Policy Makers, Sports Nutrition ProfessionalsContact: Eric Ciappio, PhD, RD</text:p>
            <text:p>Strategic Development Manager, Nutrition Science</text:p>
            <text:p> </text:p>
          </table:table-cell>
        </table:table-row>
        <table:table-row table:style-name="ro3">
          <table:table-cell table:style-name="ce2" table:formula="of:=[.A7]+1" office:value-type="float" office:value="7" calcext:value-type="float">
            <text:p>7</text:p>
          </table:table-cell>
          <table:table-cell table:style-name="ce4" office:value-type="string" calcext:value-type="string">
            <text:p>Bayer Healthcare</text:p>
          </table:table-cell>
          <table:table-cell table:style-name="ce4" office:value-type="string" calcext:value-type="string">
            <text:p>https://nutrition.org/business-directory/bayer/</text:p>
          </table:table-cell>
          <table:table-cell table:style-name="ce6" office:value-type="string" calcext:value-type="string">
            <text:p/>
            <text:p>About</text:p>
            <text:p>Bayer is a life science company and a global leader in health care and nutrition, driven by science and innovation to promote Health for All and Hunger for None.</text:p>
            <text:p>At Bayer, we work to shape agriculture through breakthrough innovation for the benefit of farmers, consumers and our planet. We combine modern science with farmers’ ingenuity to help nourish our growing world with reliable, sustainable harvests using less land, water and energy. We’re committed to delivering better solutions for all farmers while enabling more choice for consumers to help them and our planet thrive. And, while we don’t have all the answers, our passion for discovery, collaboration and curiosity means we will never stop striving to find them.</text:p>
            <text:p>Visit Bayer's websites: Consumer Health  |  Crop Science</text:p>
            <text:p>Interested in building collaborations within these functional areas:</text:p>
            <text:p>Dietary Supplements, Sustainability, Global Nutrition, Micronutrient Deficiencies, Sustainable Nutrition</text:p>
            <text:p/>
          </table:table-cell>
          <table:table-cell table:style-name="ce4" office:value-type="string" calcext:value-type="string">
            <text:p>https://www.bayer.com/en/consumer-health/consumer-health-commitments</text:p>
          </table:table-cell>
          <table:table-cell table:style-name="ce4" office:value-type="string" calcext:value-type="string">
            <text:p/>
            <text:p>Business OverviewMarket Segment: Clinical Nutrition, Consumer Product Goods, Food Companies, Medical FoodsEmail: kelly.bristow@bayer.comInterested in Collaborating With: Dietitians, Industry, Nutrition Scientists, Nutrition Students, Physicians, Policy MakersContact: Kelly Bristow, MS, RDN</text:p>
            <text:p>Manager, Science &amp; Nutrition Partnerships </text:p>
          </table:table-cell>
        </table:table-row>
        <table:table-row table:style-name="ro7">
          <table:table-cell table:style-name="ce2" table:formula="of:=[.A8]+1" office:value-type="float" office:value="8" calcext:value-type="float">
            <text:p>8</text:p>
          </table:table-cell>
          <table:table-cell table:style-name="ce4" office:value-type="string" calcext:value-type="string">
            <text:p>Biofortis Research</text:p>
          </table:table-cell>
          <table:table-cell table:style-name="ce4" office:value-type="string" calcext:value-type="string">
            <text:p>https://nutrition.org/business-directory/biofortis-research/</text:p>
          </table:table-cell>
          <table:table-cell table:style-name="ce6" office:value-type="string" calcext:value-type="string">
            <text:p/>
            <text:p>About</text:p>
            <text:p>Biofortis Research is a contract research organization (CRO), conducting clinical trials for food and dietary supplement industries.  We also provide literature assessment service, including scoping and systematic reviews and meta-analysis.</text:p>
            <text:p>Interested in building collaborations within these functional areas:</text:p>
            <text:p>Fiber, Dietary Supplement, Sports Nutrition, Clinical Nutrition, Phytonutrients</text:p>
            <text:p>Support &amp; Funding Opportunities:</text:p>
            <text:p>Biofortis provides full-service clincial trial and scientific consulting (literature assessments) and statistical consulting services. Our services also contracting in any of our areas of research, such a clinical trial monitoring, project management, subject recruitment and site selection.</text:p>
            <text:p>Career Support:</text:p>
            <text:p>Biofortis offers limited internships for students in the nutrition science, dietetics and clinical research fields.</text:p>
            <text:p>Regulatory Insights and Expertise:</text:p>
            <text:p>Biofortis has experience in writing scientific reports to support FDA claims and other regulatory submissions.</text:p>
            <text:p/>
          </table:table-cell>
          <table:table-cell table:style-name="ce4" office:value-type="string" calcext:value-type="string">
            <text:p>https://biofortisresearch.com/</text:p>
          </table:table-cell>
          <table:table-cell table:style-name="ce4" office:value-type="string" calcext:value-type="string">
            <text:p/>
            <text:p>Business OverviewMarket Segment: Contract Research OrganizationsEmail: jill.stocki@mxns.comInterested in Collaborating With: Industry, Nutrition Scientists, Physicians, Sports Nutrition ProfessionalsContact: Jill Stocki, BS, MS</text:p>
            <text:p>Director, Business Development </text:p>
          </table:table-cell>
        </table:table-row>
        <table:table-row table:style-name="ro7">
          <table:table-cell table:style-name="ce2" table:formula="of:=[.A9]+1" office:value-type="float" office:value="9" calcext:value-type="float">
            <text:p>9</text:p>
          </table:table-cell>
          <table:table-cell table:style-name="ce4" office:value-type="string" calcext:value-type="string">
            <text:p>Brightseed</text:p>
          </table:table-cell>
          <table:table-cell table:style-name="ce4" office:value-type="string" calcext:value-type="string">
            <text:p>https://nutrition.org/business-directory/brightseed/</text:p>
          </table:table-cell>
          <table:table-cell table:style-name="ce6" office:value-type="string" calcext:value-type="string">
            <text:p/>
            <text:p>About</text:p>
            <text:p>Brightseed enables a healthier future by illuminating and activating the connections between plants and people. Using computational biology and machine learning, Brightseed’s Forager artificial intelligence tool is designed to uncover how small plant molecules impact human biology. Forager’s discoveries support major areas of human health, including metabolism, digestion, cognition, and immunity. Discoveries undergo clinical evaluation, regulatory review, and commercial development to deliver powerful, yet natural solutions.</text:p>
            <text:p>Interested in building collaborations within these functional areas:</text:p>
            <text:p>Dietary supplements, medical foods, sustainability, precision health &amp; nutrition</text:p>
            <text:p>Support &amp; Funding Opportunities:</text:p>
            <text:p>We can provide test materials for research studies upon request.</text:p>
            <text:p>Career Support:</text:p>
            <text:p>Brightseed is open to internships and we have regular postings for new roles in nutrition, life sciences and clinical research through our website.</text:p>
            <text:p>Upcoming Events:</text:p>
            <text:p>Brightseed is currently building our conference presence for 2022. Check back for updates. </text:p>
            <text:p/>
          </table:table-cell>
          <table:table-cell table:style-name="ce4" office:value-type="string" calcext:value-type="string">
            <text:p>http://www.brightseedbio.com</text:p>
          </table:table-cell>
          <table:table-cell table:style-name="ce4" office:value-type="string" calcext:value-type="string">
            <text:p/>
            <text:p>Business OverviewMarket Segment: Ingredient ManufacturersEmail: janwillem.vanklinken@brightseedbio.comInterested in Collaborating With: Dietitians, Industry, Nutrition Scientists, Nutrition Students, Physicians, Policy MakersContact: Jan-Willem van Klinken, MD, PhD, MS, FACN</text:p>
            <text:p>Senior Vice President Medical &amp; Scientific Affairs </text:p>
          </table:table-cell>
        </table:table-row>
        <table:table-row table:style-name="ro3">
          <table:table-cell table:style-name="ce2" table:formula="of:=[.A10]+1" office:value-type="float" office:value="10" calcext:value-type="float">
            <text:p>10</text:p>
          </table:table-cell>
          <table:table-cell table:style-name="ce4" office:value-type="string" calcext:value-type="string">
            <text:p>California Walnut Commission</text:p>
          </table:table-cell>
          <table:table-cell table:style-name="ce4" office:value-type="string" calcext:value-type="string">
            <text:p>https://nutrition.org/business-directory/california-walnut-commission/</text:p>
          </table:table-cell>
          <table:table-cell table:style-name="ce6" office:value-type="string" calcext:value-type="string">
            <text:p/>
            <text:p>About</text:p>
            <text:p>For over 30 years, the California Walnut Commission (CWC) has supported health-related research on walnuts through grants and the provision of walnuts. Since the inception of the health research program, more than 200 CWC-supported, peer-reviewed papers have been published examining the effect of walnut consumption on areas including heart health, cognition, cancer, diabetes, metabolic syndrome, gut health, body weight/composition, reproductive health and more.</text:p>
            <text:p>Interested in building collaborations within these functional areas:</text:p>
            <text:p>Protein, Dietary Patterns, Immune Function, Sustainability, and Gut Health</text:p>
            <text:p>Support &amp; Funding Opportunities:</text:p>
            <text:p>Click here.</text:p>
            <text:p>Sustainability Support and Expertise:</text:p>
            <text:p>Click here.</text:p>
            <text:p/>
          </table:table-cell>
          <table:table-cell table:style-name="ce4" office:value-type="string" calcext:value-type="string">
            <text:p>https://walnuts.org/health-professionals/health-research/</text:p>
          </table:table-cell>
          <table:table-cell table:style-name="ce4" office:value-type="string" calcext:value-type="string">
            <text:p/>
            <text:p>Business OverviewMarket Segment: Commodity BoardEmail: csloan@walnuts.orgInterested in Collaborating With: Dietitians, Industry, Nutrition Scientists, Nutrition Students, Physicians, Policy Makers, Sports Nutrition ProfessionalsContact: Carol Sloan RDN, FAND</text:p>
            <text:p>Health Research Director </text:p>
          </table:table-cell>
        </table:table-row>
        <table:table-row table:style-name="ro2">
          <table:table-cell table:style-name="ce2" table:formula="of:=[.A11]+1" office:value-type="float" office:value="11" calcext:value-type="float">
            <text:p>11</text:p>
          </table:table-cell>
          <table:table-cell table:style-name="ce4" office:value-type="string" calcext:value-type="string">
            <text:p>Abbott</text:p>
          </table:table-cell>
          <table:table-cell table:style-name="ce4" office:value-type="string" calcext:value-type="string">
            <text:p>https://nutrition.org/business-directory/abbott/</text:p>
          </table:table-cell>
          <table:table-cell table:style-name="ce6" office:value-type="string" calcext:value-type="string">
            <text:p/>
            <text:p>About</text:p>
            <text:p>Abbott’s nutrition business is a division of Abbott, the global healthcare company. Every day, our team of passionate scientists and experts works hard to discover and develop nutrition products that better life for people of all ages. As a leader in nutrition science, research and development, our goal is to deliver nutrition products and education that meet the changing needs of families across the world.</text:p>
            <text:p>Interested in building collaborations within these functional areas:</text:p>
            <text:p>Clinical Nutrition, Protein, Medical Nutrition, Sarcopenia</text:p>
            <text:p>Support &amp; Funding Opportunities:</text:p>
            <text:p>Abbott offers test materials for research studies. We also welcome proposals for investigator sponsored studies.</text:p>
            <text:p>Career Support:</text:p>
            <text:p>Links to open positions are available through the Abbott website. We also offer industry career path support, education on industry business aspects, education on transitioning from academia to industry.</text:p>
            <text:p/>
            <text:p>Regulatory Insights and Expertise:</text:p>
            <text:p>Regulatory expertise for US and international</text:p>
            <text:p>Upcoming Events:</text:p>
            <text:p>Check back for Abbott’s sponsored satellite programs, webinars, roundtables, etc.</text:p>
            <text:p/>
          </table:table-cell>
          <table:table-cell table:style-name="ce4" office:value-type="string" calcext:value-type="string">
            <text:p>https://abbottnutrition.com/</text:p>
          </table:table-cell>
          <table:table-cell table:style-name="ce4" office:value-type="string" calcext:value-type="string">
            <text:p/>
            <text:p>Business OverviewMarket Segment: Clinical Nutrition, Consumer Product Goods, Food Companies, Medical FoodsEmail: anne.agler@abbott.comInterested in Collaborating With: Dietitians, Industry, Nutrition Scientists, Nutrition Students, Physicians, Policy MakersContact: Anne Agler, MS, PhD</text:p>
            <text:p>Director of Adult &amp; LatAm Nutrition Science and Innovation </text:p>
          </table:table-cell>
        </table:table-row>
        <table:table-row table:style-name="ro3">
          <table:table-cell table:style-name="ce2" table:formula="of:=[.A12]+1" office:value-type="float" office:value="12" calcext:value-type="float">
            <text:p>12</text:p>
          </table:table-cell>
          <table:table-cell table:style-name="ce4" office:value-type="string" calcext:value-type="string">
            <text:p>Ajinomoto Health &amp; Nutrition North America, Inc.</text:p>
          </table:table-cell>
          <table:table-cell table:style-name="ce4" office:value-type="string" calcext:value-type="string">
            <text:p>https://nutrition.org/business-directory/ajinomoto-health-nutrition-north-america-inc/</text:p>
          </table:table-cell>
          <table:table-cell table:style-name="ce6" office:value-type="string" calcext:value-type="string">
            <text:p/>
            <text:p>About</text:p>
            <text:p>The Ajinomoto Group is a global food company with a mission to contribute to the well-being of people around the world through delicious and healthy foods, and to better lives for the future.</text:p>
            <text:p>Interested in building collaborations within these functional areas:</text:p>
            <text:p>Amino acids/protein, sustainability, sodium</text:p>
            <text:p>Support &amp; Funding Opportunities:</text:p>
            <text:p>Ajinomoto provides product for research studies.</text:p>
            <text:p>Career Support:</text:p>
            <text:p>Ajinomoto offers nutrition internships and welcomes the opportunity to serve as a mentor for students’ interest in industry.</text:p>
            <text:p/>
          </table:table-cell>
          <table:table-cell table:style-name="ce4" office:value-type="string" calcext:value-type="string">
            <text:p>https://www.ajinomoto.com/nutrition</text:p>
          </table:table-cell>
          <table:table-cell table:style-name="ce4" office:value-type="string" calcext:value-type="string">
            <text:p/>
            <text:p>Business OverviewMarket Segment: Food Companies, Ingredient Manufacturers, Medical FoodsEmail: publicrelations@ajiusa.comInterested in Collaborating With: Dietitians, Industry, Nutrition ScientistsContact: Tia M. Rains, PhD</text:p>
            <text:p>VP, Customer Engagement &amp; Strategic Development </text:p>
          </table:table-cell>
        </table:table-row>
        <table:table-row table:style-name="ro4">
          <table:table-cell table:style-name="ce2" table:formula="of:=[.A13]+1" office:value-type="float" office:value="13" calcext:value-type="float">
            <text:p>13</text:p>
          </table:table-cell>
          <table:table-cell table:style-name="ce4" office:value-type="string" calcext:value-type="string">
            <text:p>Almond Board of California</text:p>
          </table:table-cell>
          <table:table-cell table:style-name="ce4" office:value-type="string" calcext:value-type="string">
            <text:p>https://nutrition.org/business-directory/almond-board-of-california/</text:p>
          </table:table-cell>
          <table:table-cell table:style-name="ce6" office:value-type="string" calcext:value-type="string">
            <text:p/>
            <text:p>About</text:p>
            <text:p>The Almond Board of California (ABC) is dedicated to promoting California almonds to a domestic and international audience both through marketing efforts and by funding and promoting studies about almonds' health benefits, as well as ensuring sustainable agricultural practices and food safety. The Almond Board of California partners with universities and labs to produce invaluable data about California almonds.</text:p>
            <text:p>Interested in building collaborations within these functional areas:</text:p>
            <text:p>Clinical Nutrition, Cardio-metabolic Health, Dietary Guidelines, Sustainability, Food Science</text:p>
            <text:p>Support &amp; Funding Opportunities:</text:p>
            <text:p>Almond Board of California (ABC) provides almonds for research studies. ABC Nutrition Research Program disseminates requests for proposals and will use this ASN platform to share future opportunities with ASN members.</text:p>
            <text:p>Career Support:</text:p>
            <text:p>ABC supports internship opportunities.</text:p>
            <text:p>Sustainability Support and Expertise:</text:p>
            <text:p>The California Almond Sustainability Program (CASP), led by the Almond Board of California, uses grower-submitted production information to demonstrate the sustainability of our industry to stakeholders, including buyers, regulators and consumers, and helps growers find ways to improve efficiencies.</text:p>
            <text:p>Upcoming Events:</text:p>
            <text:p>ABC plans on starting Nutrition webinars towards the second half of 2022, that will provide CEUs for dietitians.</text:p>
            <text:p/>
          </table:table-cell>
          <table:table-cell table:style-name="ce4" office:value-type="string" calcext:value-type="string">
            <text:p>https://www.almonds.com/why-almonds/health-and-nutrition</text:p>
          </table:table-cell>
          <table:table-cell table:style-name="ce4" office:value-type="string" calcext:value-type="string">
            <text:p/>
            <text:p>Business OverviewMarket Segment: Commodity BoardEmail: skalgaonkar@almondboard.comInterested in Collaborating With: Policy MakersContact: Swati Kalgaonkar, PhD</text:p>
            <text:p>Associate Director, Nutrition Research Program </text:p>
          </table:table-cell>
        </table:table-row>
        <table:table-row table:style-name="ro4">
          <table:table-cell table:style-name="ce2" table:formula="of:=[.A14]+1" office:value-type="float" office:value="14" calcext:value-type="float">
            <text:p>14</text:p>
          </table:table-cell>
          <table:table-cell table:style-name="ce4" office:value-type="string" calcext:value-type="string">
            <text:p>American Egg Board’s Egg Nutrition Center</text:p>
          </table:table-cell>
          <table:table-cell table:style-name="ce4" office:value-type="string" calcext:value-type="string">
            <text:p>https://nutrition.org/business-directory/american-egg-boards-egg-nutrition-center/</text:p>
          </table:table-cell>
          <table:table-cell table:style-name="ce6" office:value-type="string" calcext:value-type="string">
            <text:p/>
            <text:p>About</text:p>
            <text:p>The Egg Nutrition Center (ENC) is the science and nutrition education division of the American Egg Board (AEB).  ENC is dedicated to providing balanced, accurate information on the complex issues surrounding eggs, nutrition, and health.  The AEB is 100 percent farmer-funded, and those funds directly support research, education, and promotion.</text:p>
            <text:p>Interested in building collaborations within these functional areas:</text:p>
            <text:p>Nutrients/dietary components of eggs; Maternal and early life nutrition; Healthy aging and cognition; Cardiovascular and metabolic health; Sustainability</text:p>
            <text:p>Support &amp; Funding Opportunities:</text:p>
            <text:p>Click here to learn more about current ENC research grants.</text:p>
            <text:p>Career Support:</text:p>
            <text:p>ENC is willing to do informational interviews about career opportunities. Internships are also available.</text:p>
            <text:p>Sustainability Support and Expertise:</text:p>
            <text:p>U.S. Egg Production</text:p>
            <text:p>Regulatory Insights and Expertise:</text:p>
            <text:p>Egg-related labeling and public comments</text:p>
            <text:p/>
          </table:table-cell>
          <table:table-cell table:style-name="ce4" office:value-type="string" calcext:value-type="string">
            <text:p>https://www.incredibleegg.org/nutrition/research-and-grants</text:p>
          </table:table-cell>
          <table:table-cell table:style-name="ce4" office:value-type="string" calcext:value-type="string">
            <text:p/>
            <text:p>Business OverviewMarket Segment: Commodity BoardEmail: research@eggnutritioncenter.orgInterested in Collaborating With: Dietitians, Industry, Nutrition Scientists, PhysiciansContact: Mickey Rubin, PhD</text:p>
            <text:p>Executive Director </text:p>
          </table:table-cell>
        </table:table-row>
        <table:table-row table:style-name="ro5">
          <table:table-cell table:style-name="ce2" table:formula="of:=[.A15]+1" office:value-type="float" office:value="15" calcext:value-type="float">
            <text:p>15</text:p>
          </table:table-cell>
          <table:table-cell table:style-name="ce4" office:value-type="string" calcext:value-type="string">
            <text:p>Avocado Nutrition Center</text:p>
          </table:table-cell>
          <table:table-cell table:style-name="ce4" office:value-type="string" calcext:value-type="string">
            <text:p>https://nutrition.org/business-directory/avocado-nutrition-center/</text:p>
          </table:table-cell>
          <table:table-cell table:style-name="ce6" office:value-type="string" calcext:value-type="string">
            <text:p/>
            <text:p>About</text:p>
            <text:p>The ANC supports research to understand thr health benefits of consuming whole fresh Hass avocados.</text:p>
            <text:p>Interested in building collaborations within these functional areas:</text:p>
            <text:p>Unsaturated fat, fiber, clinical nutrition</text:p>
            <text:p/>
          </table:table-cell>
          <table:table-cell table:style-name="ce4" office:value-type="string" calcext:value-type="string">
            <text:p>http://Www.avocadonutritioncenter.com</text:p>
          </table:table-cell>
          <table:table-cell table:style-name="ce4" office:value-type="string" calcext:value-type="string">
            <text:p/>
            <text:p>Business OverviewMarket Segment: Commodity BoardEmail: Ella@hassavocadoboard.comInterested in Collaborating With: Nutrition Scientists, Nutrition Students, Physicians, Policy MakersContact: Nikki Ford, PhD</text:p>
            <text:p>Senior Director of Nutrition </text:p>
          </table:table-cell>
        </table:table-row>
        <table:table-row table:style-name="ro6">
          <table:table-cell table:style-name="ce2" table:formula="of:=[.A16]+1" office:value-type="float" office:value="16" calcext:value-type="float">
            <text:p>16</text:p>
          </table:table-cell>
          <table:table-cell table:style-name="ce4" office:value-type="string" calcext:value-type="string">
            <text:p>Balchem Corporation</text:p>
          </table:table-cell>
          <table:table-cell table:style-name="ce4" office:value-type="string" calcext:value-type="string">
            <text:p>https://nutrition.org/business-directory/balchem-corporation/</text:p>
          </table:table-cell>
          <table:table-cell table:style-name="ce6" office:value-type="string" calcext:value-type="string">
            <text:p/>
            <text:p>About</text:p>
            <text:p/>
            <text:p>At Balchem, we’re committed to finding innovative solutions to some of the most complex problems facing the nutrition, health, and food markets. Balchem specializes in delivering essential nutrients such as chelated minerals and choline, and has a robust portfolio of solutions designed to improve to improving the sensory experience of foods, beverages, and dietary supplement products.</text:p>
            <text:p/>
            <text:p/>
            <text:p>Interested in building collaborations within these functional areas:Dietary Supplements, Foods &amp; Beverages, One-Carbon Metabolism, Prenatal Nutrition, Mineral Nutrition</text:p>
            <text:p/>
            <text:p/>
            <text:p/>
            <text:p/>
          </table:table-cell>
          <table:table-cell table:style-name="ce4" office:value-type="string" calcext:value-type="string">
            <text:p>https://balchem.com/human-nutrition-health/</text:p>
          </table:table-cell>
          <table:table-cell table:style-name="ce4" office:value-type="string" calcext:value-type="string">
            <text:p/>
            <text:p>Business OverviewEmail: eciappio@balchem.comInterested in Collaborating With: Dietitians, Industry, Nutrition Scientists, Nutrition Students, Physicians, Policy Makers, Sports Nutrition ProfessionalsContact: Eric Ciappio, PhD, RD</text:p>
            <text:p>Strategic Development Manager, Nutrition Science</text:p>
            <text:p> </text:p>
          </table:table-cell>
        </table:table-row>
        <table:table-row table:style-name="ro3">
          <table:table-cell table:style-name="ce2" table:formula="of:=[.A17]+1" office:value-type="float" office:value="17" calcext:value-type="float">
            <text:p>17</text:p>
          </table:table-cell>
          <table:table-cell table:style-name="ce4" office:value-type="string" calcext:value-type="string">
            <text:p>Bayer Healthcare</text:p>
          </table:table-cell>
          <table:table-cell table:style-name="ce4" office:value-type="string" calcext:value-type="string">
            <text:p>https://nutrition.org/business-directory/bayer/</text:p>
          </table:table-cell>
          <table:table-cell table:style-name="ce6" office:value-type="string" calcext:value-type="string">
            <text:p/>
            <text:p>About</text:p>
            <text:p>Bayer is a life science company and a global leader in health care and nutrition, driven by science and innovation to promote Health for All and Hunger for None.</text:p>
            <text:p>At Bayer, we work to shape agriculture through breakthrough innovation for the benefit of farmers, consumers and our planet. We combine modern science with farmers’ ingenuity to help nourish our growing world with reliable, sustainable harvests using less land, water and energy. We’re committed to delivering better solutions for all farmers while enabling more choice for consumers to help them and our planet thrive. And, while we don’t have all the answers, our passion for discovery, collaboration and curiosity means we will never stop striving to find them.</text:p>
            <text:p>Visit Bayer's websites: Consumer Health  |  Crop Science</text:p>
            <text:p>Interested in building collaborations within these functional areas:</text:p>
            <text:p>Dietary Supplements, Sustainability, Global Nutrition, Micronutrient Deficiencies, Sustainable Nutrition</text:p>
            <text:p/>
          </table:table-cell>
          <table:table-cell table:style-name="ce4" office:value-type="string" calcext:value-type="string">
            <text:p>https://www.bayer.com/en/consumer-health/consumer-health-commitments</text:p>
          </table:table-cell>
          <table:table-cell table:style-name="ce4" office:value-type="string" calcext:value-type="string">
            <text:p/>
            <text:p>Business OverviewMarket Segment: Clinical Nutrition, Consumer Product Goods, Food Companies, Medical FoodsEmail: kelly.bristow@bayer.comInterested in Collaborating With: Dietitians, Industry, Nutrition Scientists, Nutrition Students, Physicians, Policy MakersContact: Kelly Bristow, MS, RDN</text:p>
            <text:p>Manager, Science &amp; Nutrition Partnerships </text:p>
          </table:table-cell>
        </table:table-row>
        <table:table-row table:style-name="ro7">
          <table:table-cell table:style-name="ce2" table:formula="of:=[.A18]+1" office:value-type="float" office:value="18" calcext:value-type="float">
            <text:p>18</text:p>
          </table:table-cell>
          <table:table-cell table:style-name="ce4" office:value-type="string" calcext:value-type="string">
            <text:p>Biofortis Research</text:p>
          </table:table-cell>
          <table:table-cell table:style-name="ce4" office:value-type="string" calcext:value-type="string">
            <text:p>https://nutrition.org/business-directory/biofortis-research/</text:p>
          </table:table-cell>
          <table:table-cell table:style-name="ce6" office:value-type="string" calcext:value-type="string">
            <text:p/>
            <text:p>About</text:p>
            <text:p>Biofortis Research is a contract research organization (CRO), conducting clinical trials for food and dietary supplement industries.  We also provide literature assessment service, including scoping and systematic reviews and meta-analysis.</text:p>
            <text:p>Interested in building collaborations within these functional areas:</text:p>
            <text:p>Fiber, Dietary Supplement, Sports Nutrition, Clinical Nutrition, Phytonutrients</text:p>
            <text:p>Support &amp; Funding Opportunities:</text:p>
            <text:p>Biofortis provides full-service clincial trial and scientific consulting (literature assessments) and statistical consulting services. Our services also contracting in any of our areas of research, such a clinical trial monitoring, project management, subject recruitment and site selection.</text:p>
            <text:p>Career Support:</text:p>
            <text:p>Biofortis offers limited internships for students in the nutrition science, dietetics and clinical research fields.</text:p>
            <text:p>Regulatory Insights and Expertise:</text:p>
            <text:p>Biofortis has experience in writing scientific reports to support FDA claims and other regulatory submissions.</text:p>
            <text:p/>
          </table:table-cell>
          <table:table-cell table:style-name="ce4" office:value-type="string" calcext:value-type="string">
            <text:p>https://biofortisresearch.com/</text:p>
          </table:table-cell>
          <table:table-cell table:style-name="ce4" office:value-type="string" calcext:value-type="string">
            <text:p/>
            <text:p>Business OverviewMarket Segment: Contract Research OrganizationsEmail: jill.stocki@mxns.comInterested in Collaborating With: Industry, Nutrition Scientists, Physicians, Sports Nutrition ProfessionalsContact: Jill Stocki, BS, MS</text:p>
            <text:p>Director, Business Development </text:p>
          </table:table-cell>
        </table:table-row>
        <table:table-row table:style-name="ro7">
          <table:table-cell table:style-name="ce2" table:formula="of:=[.A19]+1" office:value-type="float" office:value="19" calcext:value-type="float">
            <text:p>19</text:p>
          </table:table-cell>
          <table:table-cell table:style-name="ce4" office:value-type="string" calcext:value-type="string">
            <text:p>Brightseed</text:p>
          </table:table-cell>
          <table:table-cell table:style-name="ce4" office:value-type="string" calcext:value-type="string">
            <text:p>https://nutrition.org/business-directory/brightseed/</text:p>
          </table:table-cell>
          <table:table-cell table:style-name="ce6" office:value-type="string" calcext:value-type="string">
            <text:p/>
            <text:p>About</text:p>
            <text:p>Brightseed enables a healthier future by illuminating and activating the connections between plants and people. Using computational biology and machine learning, Brightseed’s Forager artificial intelligence tool is designed to uncover how small plant molecules impact human biology. Forager’s discoveries support major areas of human health, including metabolism, digestion, cognition, and immunity. Discoveries undergo clinical evaluation, regulatory review, and commercial development to deliver powerful, yet natural solutions.</text:p>
            <text:p>Interested in building collaborations within these functional areas:</text:p>
            <text:p>Dietary supplements, medical foods, sustainability, precision health &amp; nutrition</text:p>
            <text:p>Support &amp; Funding Opportunities:</text:p>
            <text:p>We can provide test materials for research studies upon request.</text:p>
            <text:p>Career Support:</text:p>
            <text:p>Brightseed is open to internships and we have regular postings for new roles in nutrition, life sciences and clinical research through our website.</text:p>
            <text:p>Upcoming Events:</text:p>
            <text:p>Brightseed is currently building our conference presence for 2022. Check back for updates. </text:p>
            <text:p/>
          </table:table-cell>
          <table:table-cell table:style-name="ce4" office:value-type="string" calcext:value-type="string">
            <text:p>http://www.brightseedbio.com</text:p>
          </table:table-cell>
          <table:table-cell table:style-name="ce4" office:value-type="string" calcext:value-type="string">
            <text:p/>
            <text:p>Business OverviewMarket Segment: Ingredient ManufacturersEmail: janwillem.vanklinken@brightseedbio.comInterested in Collaborating With: Dietitians, Industry, Nutrition Scientists, Nutrition Students, Physicians, Policy MakersContact: Jan-Willem van Klinken, MD, PhD, MS, FACN</text:p>
            <text:p>Senior Vice President Medical &amp; Scientific Affairs </text:p>
          </table:table-cell>
        </table:table-row>
        <table:table-row table:style-name="ro3">
          <table:table-cell table:style-name="ce2" table:formula="of:=[.A20]+1" office:value-type="float" office:value="20" calcext:value-type="float">
            <text:p>20</text:p>
          </table:table-cell>
          <table:table-cell table:style-name="ce4" office:value-type="string" calcext:value-type="string">
            <text:p>California Walnut Commission</text:p>
          </table:table-cell>
          <table:table-cell table:style-name="ce4" office:value-type="string" calcext:value-type="string">
            <text:p>https://nutrition.org/business-directory/california-walnut-commission/</text:p>
          </table:table-cell>
          <table:table-cell table:style-name="ce6" office:value-type="string" calcext:value-type="string">
            <text:p/>
            <text:p>About</text:p>
            <text:p>For over 30 years, the California Walnut Commission (CWC) has supported health-related research on walnuts through grants and the provision of walnuts. Since the inception of the health research program, more than 200 CWC-supported, peer-reviewed papers have been published examining the effect of walnut consumption on areas including heart health, cognition, cancer, diabetes, metabolic syndrome, gut health, body weight/composition, reproductive health and more.</text:p>
            <text:p>Interested in building collaborations within these functional areas:</text:p>
            <text:p>Protein, Dietary Patterns, Immune Function, Sustainability, and Gut Health</text:p>
            <text:p>Support &amp; Funding Opportunities:</text:p>
            <text:p>Click here.</text:p>
            <text:p>Sustainability Support and Expertise:</text:p>
            <text:p>Click here.</text:p>
            <text:p/>
          </table:table-cell>
          <table:table-cell table:style-name="ce4" office:value-type="string" calcext:value-type="string">
            <text:p>https://walnuts.org/health-professionals/health-research/</text:p>
          </table:table-cell>
          <table:table-cell table:style-name="ce4" office:value-type="string" calcext:value-type="string">
            <text:p/>
            <text:p>Business OverviewMarket Segment: Commodity BoardEmail: csloan@walnuts.orgInterested in Collaborating With: Dietitians, Industry, Nutrition Scientists, Nutrition Students, Physicians, Policy Makers, Sports Nutrition ProfessionalsContact: Carol Sloan RDN, FAND</text:p>
            <text:p>Health Research Director </text:p>
          </table:table-cell>
        </table:table-row>
        <table:table-row table:style-name="ro8">
          <table:table-cell table:style-name="ce2" table:formula="of:=[.A21]+1" office:value-type="float" office:value="21" calcext:value-type="float">
            <text:p>21</text:p>
          </table:table-cell>
          <table:table-cell table:style-name="ce4" office:value-type="string" calcext:value-type="string">
            <text:p>ChromaDex Corp</text:p>
          </table:table-cell>
          <table:table-cell table:style-name="ce4" office:value-type="string" calcext:value-type="string">
            <text:p>https://nutrition.org/business-directory/chromadex-corp/</text:p>
          </table:table-cell>
          <table:table-cell table:style-name="ce6" office:value-type="string" calcext:value-type="string">
            <text:p/>
            <text:p>About</text:p>
            <text:p>ChromaDex Corp. is a global bioscience company dedicated to healthy aging. The ChromaDex team, which includes world-renowned scientists, is pioneering research on nicotinamide adenine dinucleotide (NAD+). ChromaDex is the innovator behind the NAD+ precursor nicotinamide riboside (NR), commercialized as the flagship ingredient Niagen®.</text:p>
            <text:p>Interested in building collaborations within these functional areas:</text:p>
            <text:p>Healthy aging; Dietary supplements; Age-related decline in: Cognition, Muscle mass &amp; function, Sensory (vision, hearing, touch, smell) function, Cardiac function, Liver function, Kidney function.</text:p>
            <text:p>We are also interested in collaborating on opportunities to enhance diversity, equity and inclusion in the industry and research communities.</text:p>
            <text:p>Support &amp; Funding Opportunities:</text:p>
            <text:p/>
            <text:p>If you are not already familiar with us, ChromaDex is a global bioscience company with a robust research division, committed to delivering science-based solutions that improve cellular energy and promote healthy aging and resilience in consumers worldwide. For over 20 years, ChromaDex has been an industry leader in the area of analytical methods, reference standards and proprietary ingredients. ChromaDex is the main owner and licensee of intellectual property (IP) related to nicotinamide riboside (NR), and in collaboration with our strategic partners, manufactures both NR as an ingredient (Niagen®) and a finished dietary supplement product, TruNiagen®, to the highest quality standards https://www.nsfsport.com/certified-products/listing-detail.php?id=1195327. Our NR is a clinically effective and efficient precursor to nicotinamide adenine dinucleotide (NAD+), an essential cellular cofactor. We were honored as the “2019 Best of the Industry: Ingredient Supplier” award from Nutritional Outlook https://www.nutritionaloutlook.com/view/nutritional-outlooks-2019-best-industry-awards-ingredient-supplier-chromadex for our efforts to set the industry standard for excellence in commercial science and safety.</text:p>
            <text:p>The ChromaDex External Research Program (CERP) is an essential component of ChromaDex’s R&amp;D Program https://www.chromadex.com/research/cerp/. We value and encourage strong scientific rigor behind our products, and our relationships with academic institutions help make this happen. Through CERP, we are the leading supplier of patented NR to the research community. Since 2013, we have developed over 250* material transfer agreements with more than 180 institutions in 33 countries to advance the scientific exploration of NR and other ChromaDex compounds. We provide ChromaDex bulk and/or clinical material (including placebo), for exceptional preclinical and clinical research projects that are selected from a continuous pool of applicants. More than 90% of our studies are investigator driven and third party funded. These collaborations have resulted in over 100* peer-reviewed publications, including 20 clinical manuscripts, and ~70% of clinical NR studies registered on clinicaltrials.gov are using or have used our materials. *As of December 2021.</text:p>
            <text:p>Our NR has both new dietary ingredient (NDI) and generally recognized as safe (GRAS) notifications from the US-FDA recognizing it is safe for both dietary and food ingredient needs. Our product has further been reviewed by the European Food Safety Authority (EFSA), Health Canada, and the Therapeutic Goods Administration of Australia (TGA) allowing for its use in these markets. We are the only NR product that has obtained any of these safety reviews. Our ingredient is also analyzed in an ISO approved laboratory https://standards.chromadex.com/accreditation.</text:p>
            <text:p>As you determine the source of NR that you will use for your future studies, please keep the following in mind:</text:p>
            <text:p/>
            <text:p/>
            <text:p>The stability of NR-Cl depending on the form is a major concern. ChromaDex’s crystalline form is highly stable as a powder. Other providers may sell an amorphous form which is highly unstable, and quickly gelatinizes when exposed to air, resulting in degradation.</text:p>
            <text:p>Isomeric purity. Our Niagen is evaluated for the beta-NR conformation to ensure it is the bioactive form. If the NR-Cl is a mixture of alpha- and beta-NR, the efficacy would be reduced, and little is known if the alpha-NR conformation would inhibit the NAD biochemical pathway.</text:p>
            <text:p>Since Niagen has been reviewed and received a safety notification for dietary and food ingredients, we understand the process and composition of the finished ingredient material. There is little known about the potential contaminants (by-products, solvents, impurities) in third-party sourced NR-Cl, which could impact study results and reproducibility.</text:p>
            <text:p/>
            <text:p/>
            <text:p>ChromaDex Reference Standards &amp; Services provide natural products, phytochemical and botanical reference materials. These standards are used by food companies, supplement firms, testing laboratories and researchers to confirm the quality and accuracy of their commercial products and research materials. More information is available at: https://standards.chromadex.com/.</text:p>
            <text:p/>
            <text:p>Career Support:</text:p>
            <text:p/>
            <text:p>At ChromaDex, we are always looking for great talent in the areas of research &amp; development, analytical methods, regulatory affairs, scientific affairs and quality assurance/control. We are always open to hearing from researchers, practitioners, post-docs and students. We have several team members with extensive experience in both academia and industry who can provide career guidance and advice.</text:p>
            <text:p>If you are interested in co-oping or interning through our R&amp;D, Reference Standards or Quality teams, please send an email to internships@chromadex.com</text:p>
            <text:p/>
            <text:p>Please contact us at HR@chromadex.com to learn about additional career opportunities.</text:p>
            <text:p/>
            <text:p>Sustainability Support and Expertise:</text:p>
            <text:p/>
            <text:p>ChromaDex is interested in sustainable processes. We would like to partner and develop relationships with investigators exploring improving sustainability in the dietary supplement and reference standards space.</text:p>
            <text:p>Our innovation directives include developing and implementing sustainable processes and reducing our carbon footprint across the organization. Sustainable analytics and processes (such as using supercritical fluid/green chemistry technologies) are being evaluated to replace outdated and hazardous processes. We would be so interested in collaborating with others trending in the same direction – focusing on the three P’s for sustainability – people, planet and products. Contact nick.mitchell@chromadex.com.</text:p>
            <text:p/>
            <text:p>Regulatory Insights and Expertise:</text:p>
            <text:p/>
            <text:p>ChromaDex has spent several years supporting and defending inventorship and the academic institutions where the work is performed. We encourage investigators to engage their institutions’ IP team early to determine patentability of innovations and prevent obstruction of IP efforts. We encourage investigators in expanding their research portfolio to include IP protection.</text:p>
            <text:p>We have extensive experience assisting investigators with their investigational new drug (IND) filings related to research on nicotinamide riboside.</text:p>
            <text:p>We have extensive experience bringing novel food and dietary supplement ingredients to market in the US and other countries.</text:p>
            <text:p>We have extensive expertise in analytical chemistry, synthetic chemistry, and dietary supplements.</text:p>
            <text:p/>
            <text:p>Upcoming Events:</text:p>
            <text:p/>
            <text:p/>
            <text:p/>
            <text:p/>
            <text:p/>
            <text:p>Please join us for our Nutrition 2022 Satellite Session entitled “Exploring the Role of Selected Vitamins and Essential Nutrients in Cognition: Impact of Supplementation on Neurodegeneration” https://www.eventscribe.net/2022/ASN/agenda.asp?startdate=6/15/2022&amp;enddate=6/15/2022&amp;BCFO=M&amp;pfp=N22LOLFullSchedule&amp;mode=&amp;fa=&amp;fb=&amp;fc=&amp;fd=</text:p>
            <text:p>Please join us for the International Society of Sports Nutrition’s annual meeting https://www.sportsnutritionsociety.org/ConferencesDetails.php?IDconf=110</text:p>
            <text:p>Please join us for the bi-annual FASEB NAD + Metabolism and Signaling Conference https://www.faseb.org/meetings-and-events/src-events/the-nad-metabolism-and-signaling-conference</text:p>
            <text:p>Please visit ASN’s NUTRITION 2020 and NUTRITION2021 on demand page to view ChromaDex sponsored satellite sessions:</text:p>
            <text:p>– NUTRITION2020: Nicotinamide Adenine Dinucleotide (NAD) in Human Health and Disease: The State of the Science on Nutrition Interventions https://ondemand.nutrition.org/s/2020an/annual/ASN20-05</text:p>
            <text:p>– NUTRITION2021: Optimizing NAD Status: A Call to Action for Nutrition Research https://ondemand.nutrition.org/s/2021an/annual/ST11</text:p>
            <text:p>• ChromaDex’s Tru Niagen Healthcare Practitioner website provides access to HCP specific webinars and modules with registration. Please visit and register at: https://pro.truniagen.com/</text:p>
            <text:p>• ChromaDex Reference Standards – YouTube https://www.youtube.com/watch?v=lCtmuMbxCMs</text:p>
            <text:p/>
            <text:p/>
            <text:p/>
            <text:p/>
            <text:p/>
            <text:p> </text:p>
            <text:p/>
          </table:table-cell>
          <table:table-cell table:style-name="ce4" office:value-type="string" calcext:value-type="string">
            <text:p>https://www.chromadex.com/research/cerp/</text:p>
          </table:table-cell>
          <table:table-cell table:style-name="ce4" office:value-type="string" calcext:value-type="string">
            <text:p/>
            <text:p>Business OverviewMarket Segment: Dietary SupplementsEmail: andrew.shao@chromadex.comInterested in Collaborating With: Dietitians, Industry, Nutrition Scientists, Nutrition Students, Physicians, Policy Makers, Sports Nutrition ProfessionalsContact: Andrew Shao, PhD</text:p>
            <text:p>SVP Global Scientific &amp; Regulatory Affairs </text:p>
          </table:table-cell>
        </table:table-row>
        <table:table-row table:style-name="ro9">
          <table:table-cell table:style-name="ce2" table:formula="of:=[.A22]+1" office:value-type="float" office:value="22" calcext:value-type="float">
            <text:p>22</text:p>
          </table:table-cell>
          <table:table-cell table:style-name="ce4" office:value-type="string" calcext:value-type="string">
            <text:p>Council for Responsible Nutrition</text:p>
          </table:table-cell>
          <table:table-cell table:style-name="ce4" office:value-type="string" calcext:value-type="string">
            <text:p>https://nutrition.org/business-directory/council-for-responsible-nutrition/</text:p>
          </table:table-cell>
          <table:table-cell table:style-name="ce6" office:value-type="string" calcext:value-type="string">
            <text:p/>
            <text:p>About</text:p>
            <text:p>The Council for Responsible Nutrition (CRN), founded in 1973 and based in Washington, D.C., is the leading trade association representing dietary supplement and functional food manufacturers and ingredient suppliers. CRN member companies are expected to comply with a host of federal and state regulations governing dietary supplements in the areas of manufacturing, marketing, quality control and safety. CRN supplier and manufacturer member companies also agree to adhere to additional voluntary guidelines as well as to CRN’s Code of Ethics.</text:p>
            <text:p>Interested in building collaborations within these functional areas:</text:p>
            <text:p>Dietary Supplements, Functional Food, Accessibility to Nutrition, Sports Nutrition, Nutrition Policy</text:p>
            <text:p>Support &amp; Funding Opportunities:</text:p>
            <text:p>CRN considers research funding requests as an organization; our members also offer research study support through funding, providing ingredients, products, packaging, etc.</text:p>
            <text:p>Career Support:</text:p>
            <text:p>CRN does not currently offer this but some of our members do.</text:p>
            <text:p>Sustainability Support and Expertise:</text:p>
            <text:p>CRN does not currently offer this but some of our members do.</text:p>
            <text:p>Regulatory Insights and Expertise:</text:p>
            <text:p>CRN can provide top-level regulatory information related to dietary supplements and functional food through information on our website, other external communications (e.g., publications, educational programming), and direct contact with staff. For more detailed queries, we can help connect ASN members with the appropriate experts.</text:p>
            <text:p>Upcoming Events:</text:p>
            <text:p>We have sponsored several satellite sessions at ASN's annual meeting and look forward to future opportunities. We regularly host educational webinars, some of which are open to non-members and would be of benefit to ASN members. We also hold a number of in-person events, including our annual scientific symposium (Science in Session) and business conference. This year, we partnered with the ASN Foundation to establish the CRN ASN Foundation Scholars Program (CASP), awarding ASN student members virtual registration at Science in Session. We hope to continue this next year (in-person if possible).</text:p>
            <text:p/>
          </table:table-cell>
          <table:table-cell table:style-name="ce4" office:value-type="string" calcext:value-type="string">
            <text:p>https://www.crnusa.org/about-crn</text:p>
          </table:table-cell>
          <table:table-cell table:style-name="ce4" office:value-type="string" calcext:value-type="string">
            <text:p/>
            <text:p>Business OverviewMarket Segment: Dietary Supplements, Trade OrganizationEmail: awong@crnusa.orgInterested in Collaborating With: Dietitians, Industry, Nutrition Scientists, Nutrition Students, Physicians, Policy Makers, Sports Nutrition ProfessionalsContact: Andrea Wong, PhD</text:p>
            <text:p>Senior Vice President, Scientific &amp; Regulatory Affairs </text:p>
          </table:table-cell>
        </table:table-row>
        <table:table-row table:style-name="ro10">
          <table:table-cell table:style-name="ce2" table:formula="of:=[.A23]+1" office:value-type="float" office:value="23" calcext:value-type="float">
            <text:p>23</text:p>
          </table:table-cell>
          <table:table-cell table:style-name="ce4" office:value-type="string" calcext:value-type="string">
            <text:p>Danone North America</text:p>
          </table:table-cell>
          <table:table-cell table:style-name="ce4" office:value-type="string" calcext:value-type="string">
            <text:p>https://nutrition.org/business-directory/danone-north-america/</text:p>
          </table:table-cell>
          <table:table-cell table:style-name="ce6" office:value-type="string" calcext:value-type="string">
            <text:p/>
            <text:p>About</text:p>
            <text:p>Danone North America is a purpose-driven company and an industry leader in the food and beverage category. As a Certified B Corporation®, Danone North America is committed to the creation of both economic and social value, while nurturing natural ecosystems through sustainable agriculture. Our strong portfolio of brands includes: Activia®, DanActive®, Danimals®, Dannon®, evian®, Happy Family® Organics, Honest to Goodness™, Horizon ® Organic, International Delight®, Light + Fit®, Oikos®, Silk®, So Delicious® Dairy Free, STōK™, Two Good®, Wallaby® Organic and YoCrunch®.</text:p>
            <text:p>Interested in building collaborations within these functional areas:</text:p>
            <text:p>Flexitarian Eating Pattern, Sustainability, Protein, Biotics and Microbiome, Infant and Early Childhood Nutrition</text:p>
            <text:p>Support &amp; Funding Opportunities:</text:p>
            <text:p>Danone Institute North America - One Planet One Health initiative on sustainable food systems - Grants; Danone microbiome, probiotics and yogurt grants.</text:p>
            <text:p>Career Support:</text:p>
            <text:p>Danone Institute North America provides internships and hire for positions that require a nutrition background.</text:p>
            <text:p>Upcoming Events:</text:p>
            <text:p>The Danone Institute International announces the launch of the 3rd Edition of the Danone International Prize for Alimentation, DIPA = the Call for Applications is now open !</text:p>
            <text:p/>
            <text:p>The DIPA is conducted by the DII in collaboration with the French Medical Research Foundation, FRM.</text:p>
            <text:p/>
            <text:p>Launched in 2017, the Danone International Prize for Alimentation (DIPA) replaced the long-standing Danone International Prize for Nutrition (DIPN) initiated in 1997 and represents an evolution in the concepts, from nutrition to alimentation. The DIPA recognizes the need for novel and collaborative approaches that consider the diverse influences on people’s food choices and eating habits, including economic, social, psychological, cultural and environmental factors. Unravelling the relationships between these Alimentation factors and how they impact on the planet and human health requires researchers to build bridges between nutrition sciences and other disciplines.</text:p>
            <text:p>As a reminder, the 1st Edition of the DIPA laureated Dr. Sophie Nicklaus in 2018 for her research on “Nurturing health through pleasure of eating - the right choices from the start ";  and in 2021 the  2nd Edition of the DIPA laureated Dr. Jess Haines for her research on “ Promoting sustainable healthy eating among families, through novel, interdisciplinary research and knowledge mobilization”.</text:p>
            <text:p/>
            <text:p>More details on the previous editions and the DIPA 3rd Edition can be found on our website at https://www.danoneinstitute.org/nutrition-science-support/dipa</text:p>
            <text:p/>
            <text:p>Danone Institute North America sponsors different webinars throughout the year and exhibits in person at 4-5 nutrition and medical conferences. We participate in other conferences as well.</text:p>
            <text:p/>
          </table:table-cell>
          <table:table-cell table:style-name="ce4" office:value-type="string" calcext:value-type="string">
            <text:p>https://www.danonenorthamerica.com/our-business/</text:p>
          </table:table-cell>
          <table:table-cell table:style-name="ce4" office:value-type="string" calcext:value-type="string">
            <text:p/>
            <text:p>Business OverviewMarket Segment: Consumer Product Goods, Food CompaniesEmail: miguel.freitas@dannon.comInterested in Collaborating With: DietitiansContact: Miguel Freitas, MSc, PhD</text:p>
            <text:p>Vice President, Health and Scientific Affairs </text:p>
          </table:table-cell>
        </table:table-row>
        <table:table-row table:style-name="ro9">
          <table:table-cell table:style-name="ce2" table:formula="of:=[.A24]+1" office:value-type="float" office:value="24" calcext:value-type="float">
            <text:p>24</text:p>
          </table:table-cell>
          <table:table-cell table:style-name="ce4" office:value-type="string" calcext:value-type="string">
            <text:p>General Mills – Bell Institute of Health and Nutrition</text:p>
          </table:table-cell>
          <table:table-cell table:style-name="ce4" office:value-type="string" calcext:value-type="string">
            <text:p>https://nutrition.org/business-directory/general-mills-bell-institute-of-health-and-nutrition/</text:p>
          </table:table-cell>
          <table:table-cell table:style-name="ce6" office:value-type="string" calcext:value-type="string">
            <text:p/>
            <text:p>About</text:p>
            <text:p>Our purpose at General Mills is Making Food the World Loves. Our mission at the Bell Institute of Health and Nutrition is to be the trusted partner grounded in health and nutrition science to accelerate opportunity and growth for General Mills.</text:p>
            <text:p>Interested in building collaborations within these functional areas:</text:p>
            <text:p>Whole Grains, Benefits of Breakfast (ready to eat cereals and yogurt), Nutrient Density, Sustainable Diets, Nutrition Security, Personalized Nutrition</text:p>
            <text:p>Support &amp; Funding Opportunities:</text:p>
            <text:p>General Mills offers research partnerships to advance evidence-based nutrition science. Our research interests include clinical research, dietary intake research, and epidemiology, with category focus areas of whole grain, benefits of breakfast, ready-to-eat cereal, yogurt, and nutrient dense meals and snacks.</text:p>
            <text:p>Career Support:</text:p>
            <text:p>The General Mills team provides career mentoring and coaching to build nutrition talent of the future.</text:p>
            <text:p>Sustainability Support and Expertise:</text:p>
            <text:p>We provide expertise in sustainable diets, including the importance of nutrient density and regenerative agriculture to amplify the role of packaged foods in healthy, sustainable diets.</text:p>
            <text:p>Regulatory Insights and Expertise:</text:p>
            <text:p>Nutrition Regulatory and Policy expertise is available across the globe in various markets, including North America, Latin America, Europe, and Australia.</text:p>
            <text:p>Upcoming Events:</text:p>
            <text:p>General Mills will continue to share strategic communications and sponsorship of scientific sessions, webinars, and conferences to amplify the communication of evidence-based research through this platform.</text:p>
            <text:p/>
          </table:table-cell>
          <table:table-cell table:style-name="ce4" office:value-type="string" calcext:value-type="string">
            <text:p>https://www.bellinstitute.com/</text:p>
          </table:table-cell>
          <table:table-cell table:style-name="ce4" office:value-type="string" calcext:value-type="string">
            <text:p/>
            <text:p>Business OverviewMarket Segment: Consumer Product Goods, Food CompaniesEmail: bell.institute@genmills.comInterested in Collaborating With: Dietitians, Industry, Nutrition Scientists, Nutrition Students, Physicians, Policy Makers, Sports Nutrition ProfessionalsContact: Jessica Campbell, PhD</text:p>
            <text:p>Director </text:p>
          </table:table-cell>
        </table:table-row>
        <table:table-row table:style-name="ro9">
          <table:table-cell table:style-name="ce2" table:formula="of:=[.A25]+1" office:value-type="float" office:value="25" calcext:value-type="float">
            <text:p>25</text:p>
          </table:table-cell>
          <table:table-cell table:style-name="ce4" office:value-type="string" calcext:value-type="string">
            <text:p>GSK Consumer Healthcare</text:p>
          </table:table-cell>
          <table:table-cell table:style-name="ce4" office:value-type="string" calcext:value-type="string">
            <text:p>https://nutrition.org/business-directory/gsk-consumer-healthcare/</text:p>
          </table:table-cell>
          <table:table-cell table:style-name="ce6" office:value-type="string" calcext:value-type="string">
            <text:p/>
            <text:p>About</text:p>
            <text:p>We are a science-led global healthcare company with a special purpose to improve the quality of human life by helping people do more, feel better, live longer.</text:p>
            <text:p>Interested in building collaborations within these functional areas:</text:p>
            <text:p>Dietary Supplements, Botanicals, probiotics, microbiome, micronutrients</text:p>
            <text:p>Support &amp; Funding Opportunities:</text:p>
            <text:p>GSK Consumer Healthcare provides opportunities for grants for CME, Investigator Sponsored Studies or can directly engage through a collaborative study proposal. Click here for more information.</text:p>
            <text:p>Career Support:</text:p>
            <text:p>Every year we have intern positions available for students pursuing medical, pharmacy dietetics or related studies in life sciences. Click here for more information.</text:p>
            <text:p>Sustainability Support and Expertise:</text:p>
            <text:p>GSK has an extensive program on sustainability. Click here for more information.</text:p>
            <text:p>Regulatory Insights and Expertise:</text:p>
            <text:p>Please contact directly in case of questions or suggestions related to foods/supplements.</text:p>
            <text:p>Upcoming Events:</text:p>
            <text:p>Nutrition, Immunosenescence and Infectious Disease: An Overview of the Scientific Evidence on Micronutrients and Bioactives (Sponsored Satellite Program)</text:p>
            <text:p/>
          </table:table-cell>
          <table:table-cell table:style-name="ce4" office:value-type="string" calcext:value-type="string">
            <text:p>https://www.gsk.com/en-gb/about-us/#</text:p>
          </table:table-cell>
          <table:table-cell table:style-name="ce4" office:value-type="string" calcext:value-type="string">
            <text:p/>
            <text:p>Business OverviewMarket Segment: Consumer Product Goods, Dietary SupplementsEmail: alpa.v.shah@gsk.comInterested in Collaborating With: Dietitians, Nutrition Scientists, Nutrition Students, Physicians, Policy MakersContact: Alpa V. Shah, MS, RDN</text:p>
            <text:p>US Wellness Medical Affairs Lead </text:p>
          </table:table-cell>
        </table:table-row>
        <table:table-row table:style-name="ro4">
          <table:table-cell table:style-name="ce2" table:formula="of:=[.A26]+1" office:value-type="float" office:value="26" calcext:value-type="float">
            <text:p>26</text:p>
          </table:table-cell>
          <table:table-cell table:style-name="ce4" office:value-type="string" calcext:value-type="string">
            <text:p>Herbalife Nutrition</text:p>
          </table:table-cell>
          <table:table-cell table:style-name="ce4" office:value-type="string" calcext:value-type="string">
            <text:p>https://nutrition.org/business-directory/herbalife-nutrition/</text:p>
          </table:table-cell>
          <table:table-cell table:style-name="ce6" office:value-type="string" calcext:value-type="string">
            <text:p/>
            <text:p>About</text:p>
            <text:p>Herbalife Nutrition is a premier global nutrition company that offers high-quality, science-backed products, which are available exclusively through our educated and trained Herbalife Nutrition independent distributors. We believe that the one-on-one personalized service inherent in our direct selling business model is ideal for marketing and selling our nutrition products. Sales of our products are reinforced by ongoing personal contact, coaching, education, and the creation of supportive communities.</text:p>
            <text:p>Interested in building collaborations within these functional areas:</text:p>
            <text:p>Weight Management, Health and Wellness; Healthy Aging, optimal Nutrition throughout the lifecycle; Sports Nutrition; Personalized Nutrition, Nutrition Quality and Nutrient Density; and Sustainability</text:p>
            <text:p>Support &amp; Funding Opportunities:</text:p>
            <text:p>Herbalife offers grant funding, requests for proposals, and review study protocols.</text:p>
            <text:p>Career Support:</text:p>
            <text:p>Contact us for additional information on our summer internship program, industry career path support, and mentorship opportunities.</text:p>
            <text:p>Sustainability Support and Expertise:</text:p>
            <text:p>Herbalife supports sustainability through sourcing, manufacturing, and packaging.</text:p>
            <text:p>Regulatory Insights and Expertise:</text:p>
            <text:p>Herbalife has expertise available on food and dietary supplement regulations worldwide.</text:p>
            <text:p/>
          </table:table-cell>
          <table:table-cell table:style-name="ce4" office:value-type="string" calcext:value-type="string">
            <text:p>http://www.iamherbalifenutrition.com</text:p>
          </table:table-cell>
          <table:table-cell table:style-name="ce4" office:value-type="string" calcext:value-type="string">
            <text:p/>
            <text:p>Business OverviewMarket Segment: Consumer Product Goods, Dietary Supplements, Food CompaniesEmail: Nutritionnews@herbalife.comInterested in Collaborating With: Dietitians, Industry, Nutrition Scientists, Nutrition Students, Physicians, Policy Makers, Sports Nutrition ProfessionalsContact: Simon Sum, DCN, RDN, ACSM-CPT, FAND</text:p>
            <text:p>Director, North America Scientific Affairs, R&amp;D</text:p>
            <text:p/>
            <text:p>Chi Hee Kim, BS</text:p>
            <text:p>Senior Director, Global Government Affairs </text:p>
          </table:table-cell>
        </table:table-row>
        <table:table-row table:style-name="ro5">
          <table:table-cell table:style-name="ce2" table:formula="of:=[.A27]+1" office:value-type="float" office:value="27" calcext:value-type="float">
            <text:p>27</text:p>
          </table:table-cell>
          <table:table-cell table:style-name="ce4" office:value-type="string" calcext:value-type="string">
            <text:p>Kyowa Hakko USA</text:p>
          </table:table-cell>
          <table:table-cell table:style-name="ce4" office:value-type="string" calcext:value-type="string">
            <text:p>https://nutrition.org/business-directory/kyowa-hakko-usa/</text:p>
          </table:table-cell>
          <table:table-cell table:style-name="ce6" office:value-type="string" calcext:value-type="string">
            <text:p/>
            <text:p>About</text:p>
            <text:p>Kyowa Hakko USA is the North &amp; South American office for Kyowa Hakko Bio Co. Ltd., an international health ingredients manufacturer and world leader in the development, manufacturing, and marketing of pharmaceuticals, nutraceuticals, and food products.</text:p>
            <text:p>Interested in building collaborations within these functional areas:</text:p>
            <text:p>Amino Acids and related fermentation technology for dietary supplements, sports nutrition.</text:p>
            <text:p>Regulatory Insights and Expertise:</text:p>
            <text:p>Data available upon request.</text:p>
            <text:p/>
          </table:table-cell>
          <table:table-cell table:style-name="ce4" office:value-type="string" calcext:value-type="string">
            <text:p>http://www.kyowa-usa.com</text:p>
          </table:table-cell>
          <table:table-cell table:style-name="ce4" office:value-type="string" calcext:value-type="string">
            <text:p/>
            <text:p>Business OverviewMarket Segment: Ingredient ManufacturersEmail: info@kyowa-usa.comInterested in Collaborating With: Dietitians, Industry, Nutrition Scientists, Physicians, Sports Nutrition ProfessionalsContact: Karen E Todd, MBA, RD</text:p>
            <text:p>Vice President Global Brand Marketing </text:p>
          </table:table-cell>
        </table:table-row>
        <table:table-row table:style-name="ro11">
          <table:table-cell table:style-name="ce2" table:formula="of:=[.A28]+1" office:value-type="float" office:value="28" calcext:value-type="float">
            <text:p>28</text:p>
          </table:table-cell>
          <table:table-cell table:style-name="ce4" office:value-type="string" calcext:value-type="string">
            <text:p>Mars Incorporated</text:p>
          </table:table-cell>
          <table:table-cell table:style-name="ce4" office:value-type="string" calcext:value-type="string">
            <text:p>https://nutrition.org/business-directory/mars-incorporated/</text:p>
          </table:table-cell>
          <table:table-cell table:style-name="ce6" office:value-type="string" calcext:value-type="string">
            <text:p/>
            <text:p>About</text:p>
            <text:p>Mars has been proudly family owned for over 100 years. It’s this independence that gives us the gift of freedom to think in generations, not quarters, so we can invest in the long-term future of our business, our people, and the planet — all guided by our enduring Principles.  We believe the world we want tomorrow starts with how we do business today. Our bold ambitions are matched with actions today from our 130,000 Associates in 80 countries around the world.</text:p>
            <text:p>Some of our current initiatives are: Investing $1 billion over the next several years to become sustainable in a generation; working to improve the well-being for families around the world; leveraging and sharing our research to create a better world for pets.</text:p>
            <text:p>Interested in building collaborations within these functional areas:</text:p>
            <text:p>Sustainable diets, benefits of shared meals, nutrient dense foods (whole grains, nuts, fruits, vegetables, legumes), precision nutrition, bio-actives (e.g., cocoa flavanols) oral care, portion size</text:p>
            <text:p>Support &amp; Funding Opportunities:</text:p>
            <text:p>Mars scientists conduct fundamental and applied research across our network of labs and research facilities in a wide range of fields, including plant science, human and pet health and nutrition, food science, materials science, and computational science. We also promote multidisciplinary research as well as cross-sector collaborations and exchanges with key external partners in universities, government departments, non-governmental organizations, and other businesses.</text:p>
            <text:p>Career Support:</text:p>
            <text:p>Click here.</text:p>
            <text:p>Sustainability Support and Expertise:</text:p>
            <text:p>Click here.</text:p>
            <text:p/>
          </table:table-cell>
          <table:table-cell table:style-name="ce4" office:value-type="string" calcext:value-type="string">
            <text:p>https://www.mars.com/about/policies-and-practices</text:p>
          </table:table-cell>
          <table:table-cell table:style-name="ce4" office:value-type="string" calcext:value-type="string">
            <text:p/>
            <text:p>Business OverviewMarket Segment: Consumer Product Goods, Food CompaniesEmail: kristin.rubin@effem.comInterested in Collaborating With: Dietitians, Industry, Nutrition Scientists, Nutrition Students, Physicians, Policy Makers, Sports Nutrition ProfessionalsContact: Kristin Herron Rubin, PhD</text:p>
            <text:p>Director, Global Nutrition and Regulatory Affairs </text:p>
          </table:table-cell>
        </table:table-row>
        <table:table-row table:style-name="ro12">
          <table:table-cell table:style-name="ce2" table:formula="of:=[.A29]+1" office:value-type="float" office:value="29" calcext:value-type="float">
            <text:p>29</text:p>
          </table:table-cell>
          <table:table-cell table:style-name="ce4" office:value-type="string" calcext:value-type="string">
            <text:p>Mondelēz International</text:p>
          </table:table-cell>
          <table:table-cell table:style-name="ce4" office:value-type="string" calcext:value-type="string">
            <text:p>https://nutrition.org/business-directory/mondelez-international/</text:p>
          </table:table-cell>
          <table:table-cell table:style-name="ce6" office:value-type="string" calcext:value-type="string">
            <text:p/>
            <text:p>About</text:p>
            <text:p>We're a passionate team of experts in nutritional sciences and communications. We drive innovation and success through nutrition research. Our mission is to lead the future of snacking around the world by offering the right snack, for the right moment, made the right way.</text:p>
            <text:p>Interested in building collaborations within these functional areas:</text:p>
            <text:p>Beneficial Carbohydrates, Plant-based Nutrition, Healthy Eating Behaviors, Oral Health</text:p>
            <text:p/>
            <text:p/>
          </table:table-cell>
          <table:table-cell table:style-name="ce4" office:value-type="string" calcext:value-type="string">
            <text:p>https://www.mondelezinternationalnutritionscience.com/</text:p>
          </table:table-cell>
          <table:table-cell table:style-name="ce4" office:value-type="string" calcext:value-type="string">
            <text:p/>
            <text:p>Business OverviewMarket Segment: Consumer Product Goods, Food CompaniesEmail: Aurelie.Goux@mdlz.comContact: Aurelie Goux, PhD</text:p>
            <text:p>Senior Nutrition Scientist  </text:p>
          </table:table-cell>
        </table:table-row>
        <table:table-row table:style-name="ro3">
          <table:table-cell table:style-name="ce2" table:formula="of:=[.A30]+1" office:value-type="float" office:value="30" calcext:value-type="float">
            <text:p>30</text:p>
          </table:table-cell>
          <table:table-cell table:style-name="ce4" office:value-type="string" calcext:value-type="string">
            <text:p>National Cattlemen’s Beef Association, a contractor to the Beef Checkoff</text:p>
          </table:table-cell>
          <table:table-cell table:style-name="ce4" office:value-type="string" calcext:value-type="string">
            <text:p>https://nutrition.org/business-directory/national-cattlemens-beef-association-a-contractor-to-the-beef-checkoff/</text:p>
          </table:table-cell>
          <table:table-cell table:style-name="ce6" office:value-type="string" calcext:value-type="string">
            <text:p/>
            <text:p>About</text:p>
            <text:p>Initiated in 1898, the National Cattlemen’s Beef Association is the marketing organization and trade association for America’s one million cattle farmers and ranchers. With offices in Denver and Washington, D.C., NCBA is a consumer-focused, producer-directed organization representing the largest segment of the nation’s food and fiber industry.</text:p>
            <text:p>Interested in building collaborations within these functional areas:</text:p>
            <text:p>Protein, Food Matrix, Clinical Nutrition, Sustainability</text:p>
            <text:p>Support &amp; Funding Opportunities:</text:p>
            <text:p>Grant funding/co-funding, requests for proposals are available through our website.</text:p>
            <text:p/>
          </table:table-cell>
          <table:table-cell table:style-name="ce4" office:value-type="string" calcext:value-type="string">
            <text:p>https://www.beefresearch.org/programs/human-nutrition</text:p>
          </table:table-cell>
          <table:table-cell table:style-name="ce4" office:value-type="string" calcext:value-type="string">
            <text:p/>
            <text:p>Business OverviewMarket Segment: Commodity Board, Trade OrganizationEmail: beefresearch@beef.orgInterested in Collaborating With: Industry, Nutrition Scientists, Nutrition Students, Physicians, Sports Nutrition ProfessionalsContact: Shalene McNeill, PhD, RDN</text:p>
            <text:p>Executive Director, Nutrition Science, Health &amp; Wellness </text:p>
          </table:table-cell>
        </table:table-row>
        <table:table-row table:style-name="ro9">
          <table:table-cell table:style-name="ce2" table:formula="of:=[.A31]+1" office:value-type="float" office:value="31" calcext:value-type="float">
            <text:p>31</text:p>
          </table:table-cell>
          <table:table-cell table:style-name="ce4" office:value-type="string" calcext:value-type="string">
            <text:p>National Dairy Council</text:p>
          </table:table-cell>
          <table:table-cell table:style-name="ce4" office:value-type="string" calcext:value-type="string">
            <text:p>https://nutrition.org/business-directory/national-dairy-council/</text:p>
          </table:table-cell>
          <table:table-cell table:style-name="ce6" office:value-type="string" calcext:value-type="string">
            <text:p/>
            <text:p>About</text:p>
            <text:p>Since 1915, National Dairy Council has been a non-profit organization founded by dairy farmers and funded through the national dairy checkoff program. NDC has been, and will continue to be, committed to providing science-based education about the nutrition and health benefits that dairy foods provide, while bringing to life hard-working dairy farmers’ shared vision of a healthy, happy, sustainable world. With 100 years of experience and a staff of registered dietitian nutritionists, nutrition researchers and communication experts, NDC works to provide practical information about how dairy contributes to health and sustainable food systems. This includes sharing the benefits of how eating three daily servings of low-fat and fat-free dairy foods like milk, cheese and yogurt can offer great taste, nutritional value and health benefits.</text:p>
            <text:p>Interested in building collaborations within these functional areas:</text:p>
            <text:p>Dairy nutrition and health, Maternal/Child Health, Dietary Patterns, digestive health, inflammation, immunity, cardiovascular disease, type 2 diabetes, food systems</text:p>
            <text:p>Support &amp; Funding Opportunities:</text:p>
            <text:p>Interested in dairy nutrition? Learn about research opportunities with National Dairy Council here.</text:p>
            <text:p>Career Support:</text:p>
            <text:p>Interested in dairy nutrition? Learn about research opportunities with National Dairy Council here.</text:p>
            <text:p>Sustainability Support and Expertise:</text:p>
            <text:p>Learn about the dairy community's environmental stewardship efforts here.</text:p>
            <text:p>Regulatory Insights and Expertise: </text:p>
            <text:p>Looking for regulatory information about dairy foods, contact Dana Gerstein at Dana.Gerstein@Dairy.org.</text:p>
            <text:p>Upcoming Events:</text:p>
            <text:p>Get the latest on National Dairy Council's webinars, current dairy nutrition research and other educational opportunities by signing up for our Dairy Nourishes Network and newsletter here.</text:p>
            <text:p/>
          </table:table-cell>
          <table:table-cell table:style-name="ce4" office:value-type="string" calcext:value-type="string">
            <text:p>http://USDairy.com</text:p>
          </table:table-cell>
          <table:table-cell table:style-name="ce4" office:value-type="string" calcext:value-type="string">
            <text:p/>
            <text:p>Business OverviewMarket Segment: Commodity Board, Scientific ConsultingEmail: Katie.Brown@dairy.orgInterested in Collaborating With: Dietitians, Industry, Nutrition Scientists, Nutrition Students, Physicians, Sports Nutrition ProfessionalsContact: Katie Brown, EdD, RDN</text:p>
            <text:p>Senior Vice President, Scientific Affairs and Outreach </text:p>
          </table:table-cell>
        </table:table-row>
        <table:table-row table:style-name="ro7">
          <table:table-cell table:style-name="ce2" table:formula="of:=[.A32]+1" office:value-type="float" office:value="32" calcext:value-type="float">
            <text:p>32</text:p>
          </table:table-cell>
          <table:table-cell table:style-name="ce4" office:value-type="string" calcext:value-type="string">
            <text:p>Pharmavite</text:p>
          </table:table-cell>
          <table:table-cell table:style-name="ce4" office:value-type="string" calcext:value-type="string">
            <text:p>https://nutrition.org/business-directory/pharmavite/</text:p>
          </table:table-cell>
          <table:table-cell table:style-name="ce6" office:value-type="string" calcext:value-type="string">
            <text:p/>
            <text:p>About</text:p>
            <text:p>Pharmavite is committed to helping people lead healthier lives. That’s why every supplement we make is grounded in science and research, and we strive to ensure all our products meet the highest standards of quality.</text:p>
            <text:p>Interested in building collaborations within these functional areas:</text:p>
            <text:p>Dietary supplements, micronutrients, botanicals, nutrition needs across the lifespan</text:p>
            <text:p>Support &amp; Funding Opportunities:</text:p>
            <text:p>Pharmavite has an active product donation program that helps support research by universities, colleges, and governmental bodies. We are open to collaborations within our areas of interest.</text:p>
            <text:p>Career Support:</text:p>
            <text:p>Pharmavite has summer internships in nutrition science and research and development.</text:p>
            <text:p>Regulatory Insights and Expertise:</text:p>
            <text:p>Pharmavite has regulatory expertise within food nutrition and dietary supplements.</text:p>
            <text:p/>
          </table:table-cell>
          <table:table-cell table:style-name="ce4" office:value-type="string" calcext:value-type="string">
            <text:p>https://www.pharmavite.com/</text:p>
          </table:table-cell>
          <table:table-cell table:style-name="ce4" office:value-type="string" calcext:value-type="string">
            <text:p/>
            <text:p>Business OverviewMarket Segment: Dietary SupplementsEmail: rgrant@pharmavite.comInterested in Collaborating With: Dietitians, Industry, Nutrition Scientists, Nutrition Students, Physicians, Policy Makers, Sports Nutrition ProfessionalsContact: Ryan Grant, PhD</text:p>
            <text:p>Senior Manager Nutrition Science </text:p>
          </table:table-cell>
        </table:table-row>
        <table:table-row table:style-name="ro3">
          <table:table-cell table:style-name="ce2" table:formula="of:=[.A33]+1" office:value-type="float" office:value="33" calcext:value-type="float">
            <text:p>33</text:p>
          </table:table-cell>
          <table:table-cell table:style-name="ce4" office:value-type="string" calcext:value-type="string">
            <text:p>Potatoes USA</text:p>
          </table:table-cell>
          <table:table-cell table:style-name="ce4" office:value-type="string" calcext:value-type="string">
            <text:p>https://nutrition.org/business-directory/potatoes-usa/</text:p>
          </table:table-cell>
          <table:table-cell table:style-name="ce6" office:value-type="string" calcext:value-type="string">
            <text:p/>
            <text:p>About</text:p>
            <text:p>Potatoes USA is the nation’s potato marketing and research organization, representing more than 2,500 potato farming families. Potatoes USA is committed to providing the nutrition science community with evidence-based information about the role of potatoes in healthy lifestyles. As part of this commitment, Potatoes USA supports the Alliance for Potato Research &amp; Education (APRE), a not-for-profit organization dedicated to advancing the scientific understanding of the role potatoes can play in promoting health.</text:p>
            <text:p>Interested in building collaborations within these functional areas:</text:p>
            <text:p>Carbohydrates; Scientific Integrity efforts</text:p>
            <text:p/>
          </table:table-cell>
          <table:table-cell table:style-name="ce4" office:value-type="string" calcext:value-type="string">
            <text:p>https://www.potatogoodness.com/nutrition-professionals/</text:p>
          </table:table-cell>
          <table:table-cell table:style-name="ce4" office:value-type="string" calcext:value-type="string">
            <text:p/>
            <text:p>Business OverviewMarket Segment: Commodity Board, Contract Research Organizations, Food Companies, Trade OrganizationEmail: HGoldstein@foodminds.comInterested in Collaborating With: Dietitians, Nutrition Scientists, Physicians, Policy MakersContact: Howard Goldstein, RD</text:p>
            <text:p>Vice President, FoodMinds </text:p>
          </table:table-cell>
        </table:table-row>
        <table:table-row table:style-name="ro5">
          <table:table-cell table:style-name="ce2" table:formula="of:=[.A34]+1" office:value-type="float" office:value="34" calcext:value-type="float">
            <text:p>34</text:p>
          </table:table-cell>
          <table:table-cell table:style-name="ce4" office:value-type="string" calcext:value-type="string">
            <text:p>Reckitt</text:p>
          </table:table-cell>
          <table:table-cell table:style-name="ce4" office:value-type="string" calcext:value-type="string">
            <text:p>https://nutrition.org/business-directory/reckitt/</text:p>
          </table:table-cell>
          <table:table-cell table:style-name="ce6" office:value-type="string" calcext:value-type="string">
            <text:p/>
            <text:p>About</text:p>
            <text:p>We are Reckitt. Home to the world’s best loved and trusted hygiene, health, and nutrition brands.</text:p>
            <text:p>Interested in building collaborations within these functional areas:</text:p>
            <text:p>Dietary supplements, microbiome, sustainability, micronutrients, clinical nutrition.</text:p>
            <text:p>Career Support:</text:p>
            <text:p>Reckitt offers summer internships. Visit our website for additional details.</text:p>
            <text:p/>
          </table:table-cell>
          <table:table-cell table:style-name="ce4" office:value-type="string" calcext:value-type="string">
            <text:p>https://www.reckitt.com/</text:p>
          </table:table-cell>
          <table:table-cell table:style-name="ce4" office:value-type="string" calcext:value-type="string">
            <text:p/>
            <text:p>Business OverviewMarket Segment: Consumer Product Goods, Dietary SupplementsEmail: consumerengagement@rb.comInterested in Collaborating With: Industry, Nutrition ScientistsContact: Jane Barracato, MS, RD</text:p>
            <text:p>Head Global Medical Science VMS </text:p>
          </table:table-cell>
        </table:table-row>
        <table:table-row table:style-name="ro7">
          <table:table-cell table:style-name="ce2" table:formula="of:=[.A35]+1" office:value-type="float" office:value="35" calcext:value-type="float">
            <text:p>35</text:p>
          </table:table-cell>
          <table:table-cell table:style-name="ce4" office:value-type="string" calcext:value-type="string">
            <text:p>Sugar Association, Inc.</text:p>
          </table:table-cell>
          <table:table-cell table:style-name="ce4" office:value-type="string" calcext:value-type="string">
            <text:p>https://nutrition.org/business-directory/sugar-association-inc/</text:p>
          </table:table-cell>
          <table:table-cell table:style-name="ce6" office:value-type="string" calcext:value-type="string">
            <text:p/>
            <text:p>About</text:p>
            <text:p>The Sugar Association is the scientific voice of the U.S. sugar industry. We make a difference by responsibly supporting scientific research and sharing our knowledge to enhance consumer understanding and confidence in the role that sugar plays in a nutritious, balanced, and enjoyable diet.</text:p>
            <text:p>Interested in building collaborations within these functional areas:</text:p>
            <text:p>Food Pattern Modeling, Child Feeding, Sports Nutrition, Fiber/whole grains, Carbs</text:p>
            <text:p>Support &amp; Funding Opportunities:</text:p>
            <text:p>The Sugar Association’s grant program will launch 2022.</text:p>
            <text:p>Career Support:</text:p>
            <text:p>Internships</text:p>
            <text:p>Sustainability Support and Expertise:</text:p>
            <text:p>Enhancements over time</text:p>
            <text:p/>
          </table:table-cell>
          <table:table-cell table:style-name="ce4" office:value-type="string" calcext:value-type="string">
            <text:p>http://www.sugar.org</text:p>
          </table:table-cell>
          <table:table-cell table:style-name="ce4" office:value-type="string" calcext:value-type="string">
            <text:p/>
            <text:p>Business OverviewMarket Segment: Commodity BoardEmail: mscott@sugar.orgInterested in Collaborating With: Dietitians, Industry, Nutrition Scientists, Nutrition Students, Physicians, Policy Makers, Sports Nutrition ProfessionalsContact: Maria Scott, MPH</text:p>
            <text:p>Senior Director, Scientific Affairs </text:p>
          </table:table-cell>
        </table:table-row>
        <table:table-row table:style-name="ro4">
          <table:table-cell table:style-name="ce2" table:formula="of:=[.A36]+1" office:value-type="float" office:value="36" calcext:value-type="float">
            <text:p>36</text:p>
          </table:table-cell>
          <table:table-cell table:style-name="ce4" office:value-type="string" calcext:value-type="string">
            <text:p>The Peanut Institute</text:p>
          </table:table-cell>
          <table:table-cell table:style-name="ce4" office:value-type="string" calcext:value-type="string">
            <text:p>https://nutrition.org/business-directory/the-peanut-institute/</text:p>
          </table:table-cell>
          <table:table-cell table:style-name="ce6" office:value-type="string" calcext:value-type="string">
            <text:p/>
            <text:p>About</text:p>
            <text:p>The Peanut Institute is a non-profit organization that supports nutrition research to explore the impact of peanut consumption on human health. The Peanut Institute also develops educational programs that include peanuts and peanut products in healthy diets and lifestyles.</text:p>
            <text:p>Interested in building collaborations within these functional areas:</text:p>
            <text:p>Clinical Nutrition, Nutrition Research, Policy</text:p>
            <text:p>Support &amp; Funding Opportunities:</text:p>
            <text:p>The Peanut Institute issues requests for proposals through our website.</text:p>
            <text:p>Career Support:</text:p>
            <text:p>Contact us for information on internships and support for industry career paths.</text:p>
            <text:p>Regulatory Insights and Expertise:</text:p>
            <text:p>Dietary Guidelines</text:p>
            <text:p>Upcoming Events:</text:p>
            <text:p>Additional information on The Peanut Institute’s webinars and exhibits will be posted here.</text:p>
            <text:p/>
          </table:table-cell>
          <table:table-cell table:style-name="ce4" office:value-type="string" calcext:value-type="string">
            <text:p>http://www.peanutinstitute.com</text:p>
          </table:table-cell>
          <table:table-cell table:style-name="ce4" office:value-type="string" calcext:value-type="string">
            <text:p/>
            <text:p>Business OverviewMarket Segment: Contract Research Organizations, Trade OrganizationEmail: ssterling@peanut-institute.comInterested in Collaborating With: Dietitians, Industry, Nutrition ScientistsContact: Samara Sterling, BS, MS, PhD</text:p>
            <text:p>Research Director </text:p>
          </table:table-cell>
        </table:table-row>
        <table:table-row table:style-name="ro9">
          <table:table-cell table:style-name="ce2" table:formula="of:=[.A37]+1" office:value-type="float" office:value="37" calcext:value-type="float">
            <text:p>37</text:p>
          </table:table-cell>
          <table:table-cell table:style-name="ce4" office:value-type="string" calcext:value-type="string">
            <text:p>Traverse Science</text:p>
          </table:table-cell>
          <table:table-cell table:style-name="ce4" office:value-type="string" calcext:value-type="string">
            <text:p>https://nutrition.org/business-directory/traverse-science/</text:p>
          </table:table-cell>
          <table:table-cell table:style-name="ce6" office:value-type="string" calcext:value-type="string">
            <text:p/>
            <text:p>About</text:p>
            <text:p>Traverse Science’s mission is to enable evidence-driven decisions. We empower businesses to substantiate scientific claims, decrease time to market, steward their brand, and reduce risk through systematic literature review.</text:p>
            <text:p>Interested in building collaborations within these functional areas:</text:p>
            <text:p>Sustainability, Carbohydrates, Regulatory, Dietary Supplements, Microbiome</text:p>
            <text:p>Support &amp; Funding Opportunities:</text:p>
            <text:p>Our team has enabled food &amp; beverage, dietary supplement, and food ingredient organizations de-risk clinical trials, increase publication frequency, substantiate claims, and identify strategic R&amp;D pipelines by mining existing literature while maximizing return on investment. We offer research support through systematic review, evidence mapping, and other services that help leverage existing literature.</text:p>
            <text:p>Career Support:</text:p>
            <text:p>We provide paid internship opportunities for students developing skills in systematic review for the food and beverage industry. We also support the transition to industry careers through contract and freelance opportunities that allow academically-trained professionals to explore other opportunities before making a larger commitment. We are always open to expanding our network, feel free to reach out us at engage@traversescience.com</text:p>
            <text:p>Sustainability Support and Expertise:</text:p>
            <text:p>Through our services we have supported sustainability by validating paths towards up-cycling raw ingredients and identifying environmental risks and health impacts of waste streams. We are currently striving to deepen our engagements in sustainability. We can provide support for sustainability efforts through interpreting lifecycle analyses that assess the full environmental impact of a product or ingredient from development to distribution. We have also helped identify innovation pipelines that up-cycle waste streams into new products and formulations.</text:p>
            <text:p>Regulatory Insights and Expertise:</text:p>
            <text:p>Regulatory, IP protection, and other strategic initiatives require a strong understanding of the science. Our team helps our clients amplify their time and experience through the process of substantiating claims, supporting regulatory dossiers, establishing safety and efficacy of products, and positioning IP within the patent landscape. We assist with the production of regulatory dossiers by providing evidence synthesis and systematic review of the existing literature. This has assisted our clients with claim substantiation and other regulatory efforts.</text:p>
            <text:p>Upcoming Events:</text:p>
            <text:p>We are open to collaboration with other groups on this front.</text:p>
            <text:p/>
          </table:table-cell>
          <table:table-cell table:style-name="ce4" office:value-type="string" calcext:value-type="string">
            <text:p>https://traversescience.com/</text:p>
          </table:table-cell>
          <table:table-cell table:style-name="ce4" office:value-type="string" calcext:value-type="string">
            <text:p/>
            <text:p>Business OverviewMarket Segment: Scientific ConsultingEmail: engage@traversescience.comInterested in Collaborating With: Industry, Nutrition Scientists, Nutrition Students, Policy MakersContact: Stephen Fleming, PhD</text:p>
            <text:p>President </text:p>
          </table:table-cell>
        </table:table-row>
        <table:table-row table:style-name="ro1" table:number-rows-repeated="1048537">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17">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1-17T15:15:31.649343311</dc:date>
    <meta:editing-duration>PT6M48S</meta:editing-duration>
    <meta:editing-cycles>1</meta:editing-cycles>
    <meta:document-statistic meta:table-count="1" meta:cell-count="228" meta:object-count="0"/>
    <meta:generator>LibreOffice/6.0.7.3$Linux_X86_64 LibreOffice_project/00m0$Build-3</meta:generator>
  </office:meta>
</office:document-meta>
</file>